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Biolinum G" svg:font-family="'Linux Biolinum G'"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4" style:family="table">
      <style:table-properties style:width="6.8431in" fo:margin-left="-0.075in" fo:margin-top="0in" fo:margin-bottom="0in" table:align="left" style:writing-mode="lr-tb"/>
    </style:style>
    <style:style style:name="Table4.A" style:family="table-column">
      <style:table-column-properties style:column-width="2.9889in"/>
    </style:style>
    <style:style style:name="Table4.B" style:family="table-column">
      <style:table-column-properties style:column-width="2.4035in"/>
    </style:style>
    <style:style style:name="Table4.C" style:family="table-column">
      <style:table-column-properties style:column-width="1.4507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8431in" fo:margin-left="-0.075in" fo:margin-top="0in" fo:margin-bottom="0in" table:align="left" style:writing-mode="lr-tb"/>
    </style:style>
    <style:style style:name="Table5.A" style:family="table-column">
      <style:table-column-properties style:column-width="2.9889in"/>
    </style:style>
    <style:style style:name="Table5.B" style:family="table-column">
      <style:table-column-properties style:column-width="2.4035in"/>
    </style:style>
    <style:style style:name="Table5.C" style:family="table-column">
      <style:table-column-properties style:column-width="1.4507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8" style:family="table">
      <style:table-properties style:width="6.7708in" fo:margin-left="-0.075in" fo:margin-top="0in" fo:margin-bottom="0in" table:align="left" style:writing-mode="lr-tb"/>
    </style:style>
    <style:style style:name="Table8.A" style:family="table-column">
      <style:table-column-properties style:column-width="1.3576in"/>
    </style:style>
    <style:style style:name="Table8.B" style:family="table-column">
      <style:table-column-properties style:column-width="1.0799in"/>
    </style:style>
    <style:style style:name="Table8.C" style:family="table-column">
      <style:table-column-properties style:column-width="1.0833in"/>
    </style:style>
    <style:style style:name="Table8.D" style:family="table-column">
      <style:table-column-properties style:column-width="3.2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708in" fo:margin-left="-0.075in" fo:margin-top="0in" fo:margin-bottom="0in" table:align="left" style:writing-mode="lr-tb"/>
    </style:style>
    <style:style style:name="Table9.A" style:family="table-column">
      <style:table-column-properties style:column-width="1.3576in"/>
    </style:style>
    <style:style style:name="Table9.B" style:family="table-column">
      <style:table-column-properties style:column-width="1.0799in"/>
    </style:style>
    <style:style style:name="Table9.C" style:family="table-column">
      <style:table-column-properties style:column-width="1.0833in"/>
    </style:style>
    <style:style style:name="Table9.D" style:family="table-column">
      <style:table-column-properties style:column-width="3.2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708in" fo:margin-left="-0.075in" fo:margin-top="0in" fo:margin-bottom="0in" table:align="left" style:writing-mode="lr-tb"/>
    </style:style>
    <style:style style:name="Table10.A" style:family="table-column">
      <style:table-column-properties style:column-width="1.3576in"/>
    </style:style>
    <style:style style:name="Table10.B" style:family="table-column">
      <style:table-column-properties style:column-width="1.0799in"/>
    </style:style>
    <style:style style:name="Table10.C" style:family="table-column">
      <style:table-column-properties style:column-width="1.0833in"/>
    </style:style>
    <style:style style:name="Table10.D" style:family="table-column">
      <style:table-column-properties style:column-width="3.25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0.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1" style:family="table-row">
      <style:table-row-properties style:min-row-height="0.2938in" fo:keep-together="auto"/>
    </style:style>
    <style:style style:name="Table11" style:family="table">
      <style:table-properties style:width="6.7708in" fo:margin-left="-0.075in" fo:margin-top="0in" fo:margin-bottom="0in" table:align="left" style:writing-mode="lr-tb"/>
    </style:style>
    <style:style style:name="Table11.A" style:family="table-column">
      <style:table-column-properties style:column-width="1.3576in"/>
    </style:style>
    <style:style style:name="Table11.B" style:family="table-column">
      <style:table-column-properties style:column-width="1.0799in"/>
    </style:style>
    <style:style style:name="Table11.C" style:family="table-column">
      <style:table-column-properties style:column-width="1.0833in"/>
    </style:style>
    <style:style style:name="Table11.D" style:family="table-column">
      <style:table-column-properties style:column-width="3.2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708in" fo:margin-left="-0.075in" fo:margin-top="0in" fo:margin-bottom="0in" table:align="left" style:writing-mode="lr-tb"/>
    </style:style>
    <style:style style:name="Table12.A" style:family="table-column">
      <style:table-column-properties style:column-width="1.3576in"/>
    </style:style>
    <style:style style:name="Table12.B" style:family="table-column">
      <style:table-column-properties style:column-width="1.0799in"/>
    </style:style>
    <style:style style:name="Table12.C" style:family="table-column">
      <style:table-column-properties style:column-width="1.0833in"/>
    </style:style>
    <style:style style:name="Table12.D" style:family="table-column">
      <style:table-column-properties style:column-width="3.25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708in" fo:margin-left="-0.075in" fo:margin-top="0in" fo:margin-bottom="0in" table:align="left" style:writing-mode="lr-tb"/>
    </style:style>
    <style:style style:name="Table13.A" style:family="table-column">
      <style:table-column-properties style:column-width="1.3576in"/>
    </style:style>
    <style:style style:name="Table13.B" style:family="table-column">
      <style:table-column-properties style:column-width="1.0799in"/>
    </style:style>
    <style:style style:name="Table13.C" style:family="table-column">
      <style:table-column-properties style:column-width="1.0833in"/>
    </style:style>
    <style:style style:name="Table13.D" style:family="table-column">
      <style:table-column-properties style:column-width="3.2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708in" fo:margin-left="-0.075in" fo:margin-top="0in" fo:margin-bottom="0in" table:align="left" style:writing-mode="lr-tb"/>
    </style:style>
    <style:style style:name="Table14.A" style:family="table-column">
      <style:table-column-properties style:column-width="1.3576in"/>
    </style:style>
    <style:style style:name="Table14.B" style:family="table-column">
      <style:table-column-properties style:column-width="1.0799in"/>
    </style:style>
    <style:style style:name="Table14.C" style:family="table-column">
      <style:table-column-properties style:column-width="1.0833in"/>
    </style:style>
    <style:style style:name="Table14.D" style:family="table-column">
      <style:table-column-properties style:column-width="3.2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ella1" style:family="table">
      <style:table-properties style:width="6.7708in" fo:margin-left="-0.075in" fo:margin-top="0in" fo:margin-bottom="0in" table:align="left" style:writing-mode="lr-tb"/>
    </style:style>
    <style:style style:name="Tabella1.A" style:family="table-column">
      <style:table-column-properties style:column-width="1.3576in"/>
    </style:style>
    <style:style style:name="Tabella1.B" style:family="table-column">
      <style:table-column-properties style:column-width="1.0799in"/>
    </style:style>
    <style:style style:name="Tabella1.C" style:family="table-column">
      <style:table-column-properties style:column-width="1.0833in"/>
    </style:style>
    <style:style style:name="Tabella1.D" style:family="table-column">
      <style:table-column-properties style:column-width="3.25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6.7708in" fo:margin-left="-0.075in" fo:margin-top="0in" fo:margin-bottom="0in" table:align="left" style:writing-mode="lr-tb"/>
    </style:style>
    <style:style style:name="Tabella2.A" style:family="table-column">
      <style:table-column-properties style:column-width="1.3576in"/>
    </style:style>
    <style:style style:name="Tabella2.B" style:family="table-column">
      <style:table-column-properties style:column-width="1.0799in"/>
    </style:style>
    <style:style style:name="Tabella2.C" style:family="table-column">
      <style:table-column-properties style:column-width="1.0833in"/>
    </style:style>
    <style:style style:name="Tabella2.D" style:family="table-column">
      <style:table-column-properties style:column-width="3.25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le1" style:family="table">
      <style:table-properties style:width="2.7917in" table:align="left"/>
    </style:style>
    <style:style style:name="Table1.A" style:family="table-column">
      <style:table-column-properties style:column-width="0.416in"/>
    </style:style>
    <style:style style:name="Table1.B" style:family="table-column">
      <style:table-column-properties style:column-width="2.375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11072d"/>
    </style:style>
    <style:style style:name="P2" style:family="paragraph" style:parent-style-name="Heading_20_5">
      <style:text-properties officeooo:paragraph-rsid="0011072d"/>
    </style:style>
    <style:style style:name="P3" style:family="paragraph" style:parent-style-name="Standard">
      <style:text-properties officeooo:paragraph-rsid="0011072d"/>
    </style:style>
    <style:style style:name="P4" style:family="paragraph" style:parent-style-name="Header">
      <style:paragraph-properties fo:margin-top="0in" fo:margin-bottom="0in" style:contextual-spacing="false" fo:text-align="start" style:justify-single-word="false" fo:orphans="2" fo:widows="2"/>
      <style:text-properties fo:color="#000000" loext:opacity="100%" style:font-name="Liberation Serif"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5" style:family="paragraph" style:parent-style-name="Standard">
      <style:paragraph-properties fo:margin-top="0in" fo:margin-bottom="0in" style:contextual-spacing="false" fo:text-align="start" style:justify-single-word="false" fo:orphans="2" fo:widows="2"/>
      <style:text-properties fo:color="#000000" loext:opacity="100%" style:font-name="Liberation Serif"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6" style:family="paragraph" style:parent-style-name="Header">
      <style:paragraph-properties fo:margin-top="0in" fo:margin-bottom="0in" style:contextual-spacing="false" fo:line-height="100%" fo:text-align="start" style:justify-single-word="false" fo:orphans="2" fo:widows="2"/>
      <style:text-properties fo:color="#000000" loext:opacity="100%" style:font-name="Liberation Serif"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color="#000000" loext:opacity="100%" style:font-name="Liberation Serif" fo:font-size="12pt" officeooo:rsid="0009d4d3"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8" style:family="paragraph" style:parent-style-name="Header">
      <style:paragraph-properties fo:margin-top="0in" fo:margin-bottom="0in" style:contextual-spacing="false" fo:text-align="start" style:justify-single-word="false" fo:orphans="2" fo:widows="2"/>
      <style:text-properties fo:color="#000000" loext:opacity="100%" style:font-name="Liberation Serif" fo:font-size="12pt" fo:font-weight="bold" officeooo:rsid="0011072d" officeooo:paragraph-rsid="0011072d" style:letter-kerning="false" style:font-name-asian="Liberation Serif1" style:font-size-asian="12pt" style:language-asian="it" style:country-asian="IT" style:font-weight-asian="bold" style:font-name-complex="Liberation Serif1"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color="#000000" loext:opacity="100%" style:font-name="Liberation Serif" fo:font-size="12pt" fo:font-weight="bold" officeooo:paragraph-rsid="0011072d" style:letter-kerning="false" style:font-name-asian="Liberation Serif1" style:font-size-asian="12pt" style:language-asian="it" style:country-asian="IT" style:font-weight-asian="bold" style:font-name-complex="Liberation Serif1"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fo:font-weight="bold" officeooo:paragraph-rsid="0011072d" style:letter-kerning="false" style:font-name-asian="Liberation Serif1" style:font-size-asian="12pt" style:language-asian="it" style:country-asian="IT" style:font-weight-asian="bold" style:font-name-complex="Liberation Serif1" style:font-size-complex="12pt" style:language-complex="ar" style:country-complex="SA" style:font-weight-complex="bold"/>
    </style:style>
    <style:style style:name="P11"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fo:font-weight="bold" officeooo:paragraph-rsid="00157421" style:letter-kerning="false" style:font-name-asian="Liberation Serif1" style:font-size-asian="12pt" style:language-asian="it" style:country-asian="IT" style:font-weight-asian="bold" style:font-name-complex="Liberation Serif1" style:font-size-complex="12pt" style:language-complex="ar" style:country-complex="SA" style:font-weight-complex="bold"/>
    </style:style>
    <style:style style:name="P12"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paragraph-rsid="00157421" style:letter-kerning="false" style:font-name-asian="Liberation Serif1" style:font-size-asian="12pt" style:language-asian="it" style:country-asian="IT" style:font-name-complex="Liberation Serif1"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paragraph-rsid="0018fc14" style:letter-kerning="false" style:font-name-asian="Liberation Serif1" style:font-size-asian="12pt" style:language-asian="it" style:country-asian="IT" style:font-name-complex="Liberation Serif1" style:font-size-complex="12pt" style:language-complex="ar" style:country-complex="SA"/>
    </style:style>
    <style:style style:name="P15" style:family="paragraph" style:parent-style-name="Standard">
      <style:paragraph-properties fo:margin-top="0in" fo:margin-bottom="0in" style:contextual-spacing="false" fo:text-align="end" style:justify-single-word="false" fo:orphans="2" fo:widows="2"/>
      <style:text-properties fo:color="#000000" loext:opacity="100%" style:font-name="Linux Biolinum G"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16" style:family="paragraph" style:parent-style-name="Standard">
      <style:paragraph-properties fo:margin-top="0in" fo:margin-bottom="0in" style:contextual-spacing="false" fo:text-align="end" style:justify-single-word="false" fo:orphans="2" fo:widows="2"/>
      <style:text-properties fo:color="#000000" loext:opacity="100%" style:font-name="Linux Biolinum G" fo:font-size="12pt" officeooo:paragraph-rsid="00157421" style:letter-kerning="false" style:font-name-asian="Liberation Serif1" style:font-size-asian="12pt" style:language-asian="it" style:country-asian="IT" style:font-name-complex="Liberation Serif1"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57421" officeooo:paragraph-rsid="00157421" style:letter-kerning="false" style:font-name-asian="Liberation Serif1" style:font-size-asian="12pt" style:language-asian="it" style:country-asian="IT" style:font-name-complex="Liberation Serif1"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8fc14" officeooo:paragraph-rsid="0018fc14" style:letter-kerning="false" style:font-name-asian="Liberation Serif1" style:font-size-asian="12pt" style:language-asian="it" style:country-asian="IT" style:font-name-complex="Liberation Serif1" style:font-size-complex="12pt"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8fc14"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20" style:family="paragraph" style:parent-style-name="Standard">
      <style:text-properties fo:font-size="6pt" officeooo:paragraph-rsid="0011072d" style:font-size-asian="5.25pt" style:font-size-complex="6pt"/>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Contents_20_4">
      <style:paragraph-properties>
        <style:tab-stops>
          <style:tab-stop style:position="6.6929in" style:type="right" style:leader-style="dotted" style:leader-text="."/>
        </style:tab-stops>
      </style:paragraph-properties>
    </style:style>
    <style:style style:name="P25" style:family="paragraph" style:parent-style-name="Contents_20_5">
      <style:paragraph-properties>
        <style:tab-stops>
          <style:tab-stop style:position="6.6929in" style:type="right" style:leader-style="dotted" style:leader-text="."/>
        </style:tab-stops>
      </style:paragraph-properties>
    </style:style>
    <style:style style:name="P26" style:family="paragraph" style:parent-style-name="Standard">
      <style:text-properties officeooo:rsid="0012d9c9" officeooo:paragraph-rsid="0012d9c9"/>
    </style:style>
    <style:style style:name="P27" style:family="paragraph" style:parent-style-name="Standard">
      <style:text-properties fo:font-weight="bold" officeooo:paragraph-rsid="0011072d" style:font-weight-asian="bold" style:font-weight-complex="bold"/>
    </style:style>
    <style:style style:name="P28" style:family="paragraph" style:parent-style-name="Standard">
      <style:text-properties style:font-name="Linux Biolinum G" officeooo:paragraph-rsid="0011072d"/>
    </style:style>
    <style:style style:name="P29" style:family="paragraph" style:parent-style-name="Standard">
      <style:text-properties style:font-name="Linux Biolinum G" officeooo:paragraph-rsid="00157421"/>
    </style:style>
    <style:style style:name="P30" style:family="paragraph" style:parent-style-name="Text_20_body">
      <style:text-properties fo:font-size="22pt" fo:font-weight="bold" style:font-size-asian="22pt" style:font-weight-asian="bold" style:font-size-complex="22pt" style:font-weight-complex="bold"/>
    </style:style>
    <style:style style:name="P31" style:family="paragraph" style:parent-style-name="Text_20_body">
      <style:text-properties fo:font-size="26pt" fo:font-weight="bold" style:font-size-asian="26pt" style:font-weight-asian="bold" style:font-size-complex="26pt" style:font-weight-complex="bold"/>
    </style:style>
    <style:style style:name="P32" style:family="paragraph" style:parent-style-name="Standard">
      <style:text-properties officeooo:paragraph-rsid="0015a508"/>
    </style:style>
    <style:style style:name="P33" style:family="paragraph" style:parent-style-name="Text_20_body">
      <style:text-properties officeooo:paragraph-rsid="0015a508"/>
    </style:style>
    <style:style style:name="P34" style:family="paragraph" style:parent-style-name="Standard">
      <style:text-properties style:font-name="Liberation Sans" fo:font-size="18pt" officeooo:paragraph-rsid="00157421" style:font-name-asian="Liberation Sans2" style:font-size-asian="18pt" style:font-name-complex="Liberation Sans2" style:font-size-complex="18pt"/>
    </style:style>
    <style:style style:name="P35" style:family="paragraph" style:parent-style-name="Standard">
      <style:text-properties officeooo:rsid="001b3f20" officeooo:paragraph-rsid="001b3f20"/>
    </style:style>
    <style:style style:name="P36" style:family="paragraph" style:parent-style-name="Standard">
      <style:text-properties fo:font-size="16pt" officeooo:rsid="001b3f20" officeooo:paragraph-rsid="001b3f20" style:font-size-asian="16pt" style:font-size-complex="16pt"/>
    </style:style>
    <style:style style:name="P37" style:family="paragraph" style:parent-style-name="Standard">
      <style:text-properties style:font-name="Liberation Serif" fo:font-size="12pt" officeooo:rsid="001d26ce" officeooo:paragraph-rsid="001d26ce" style:font-size-asian="12pt" style:font-size-complex="12pt"/>
    </style:style>
    <style:style style:name="P38" style:family="paragraph" style:parent-style-name="Standard">
      <style:text-properties style:font-name="Liberation Serif" fo:font-size="12pt" officeooo:paragraph-rsid="001d26ce" style:font-size-asian="12pt" style:font-size-complex="12pt"/>
    </style:style>
    <style:style style:name="P39" style:family="paragraph" style:parent-style-name="Text_20_body">
      <style:text-properties officeooo:paragraph-rsid="001e2653"/>
    </style:style>
    <style:style style:name="P40" style:family="paragraph" style:parent-style-name="Heading_20_1" style:list-style-name="">
      <style:paragraph-properties fo:text-align="start" style:justify-single-word="false"/>
      <style:text-properties officeooo:rsid="0011072d" officeooo:paragraph-rsid="0011072d"/>
    </style:style>
    <style:style style:name="P41" style:family="paragraph" style:parent-style-name="Heading_20_1">
      <style:paragraph-properties fo:break-before="page"/>
      <style:text-properties officeooo:rsid="0011072d" officeooo:paragraph-rsid="0011072d"/>
    </style:style>
    <style:style style:name="P42" style:family="paragraph" style:parent-style-name="Heading_20_1">
      <style:paragraph-properties fo:break-before="page"/>
      <style:text-properties officeooo:rsid="001b3f20" officeooo:paragraph-rsid="001b3f20"/>
    </style:style>
    <style:style style:name="P43" style:family="paragraph" style:parent-style-name="Heading_20_2">
      <style:text-properties officeooo:paragraph-rsid="0011072d"/>
    </style:style>
    <style:style style:name="P44" style:family="paragraph" style:parent-style-name="Heading_20_3">
      <style:text-properties officeooo:paragraph-rsid="0011072d"/>
    </style:style>
    <style:style style:name="P45" style:family="paragraph" style:parent-style-name="Heading_20_4">
      <style:text-properties officeooo:paragraph-rsid="0011072d"/>
    </style:style>
    <style:style style:name="P46" style:family="paragraph" style:parent-style-name="Heading_20_4">
      <style:paragraph-properties fo:break-before="page"/>
      <style:text-properties officeooo:paragraph-rsid="0011072d"/>
    </style:style>
    <style:style style:name="P47" style:family="paragraph" style:parent-style-name="Heading_20_4">
      <style:text-properties officeooo:paragraph-rsid="0015a508"/>
    </style:style>
    <style:style style:name="P48" style:family="paragraph" style:parent-style-name="Heading_20_4">
      <style:paragraph-properties fo:break-before="page"/>
      <style:text-properties officeooo:paragraph-rsid="0015a508"/>
    </style:style>
    <style:style style:name="P49" style:family="paragraph" style:parent-style-name="Heading_20_4" style:list-style-name="">
      <style:paragraph-properties fo:keep-together="always"/>
      <style:text-properties officeooo:paragraph-rsid="0015a508"/>
    </style:style>
    <style:style style:name="P50" style:family="paragraph" style:parent-style-name="Heading_20_4" style:list-style-name="">
      <style:paragraph-properties fo:keep-together="always"/>
      <style:text-properties officeooo:paragraph-rsid="0011072d"/>
    </style:style>
    <style:style style:name="P51" style:family="paragraph" style:parent-style-name="Heading_20_4">
      <style:text-properties officeooo:rsid="00157421" officeooo:paragraph-rsid="00157421"/>
    </style:style>
    <style:style style:name="P52" style:family="paragraph" style:parent-style-name="List_20_Paragraph" style:list-style-name="WWNum6">
      <style:text-properties officeooo:paragraph-rsid="0011072d"/>
    </style:style>
    <style:style style:name="P53" style:family="paragraph" style:parent-style-name="List_20_Paragraph" style:list-style-name="WWNum2">
      <style:text-properties officeooo:paragraph-rsid="0011072d"/>
    </style:style>
    <style:style style:name="P54"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55" style:family="paragraph" style:parent-style-name="Standard">
      <style:paragraph-properties fo:margin-top="0in" fo:margin-bottom="0in" style:contextual-spacing="false" fo:text-align="end" style:justify-single-word="false" fo:orphans="2" fo:widows="2"/>
      <style:text-properties fo:color="#000000" loext:opacity="100%" style:font-name="Linux Biolinum G"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P56"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8fc14" officeooo:paragraph-rsid="0018fc14" style:letter-kerning="false" style:font-name-asian="Liberation Serif1" style:font-size-asian="12pt" style:language-asian="it" style:country-asian="IT" style:font-name-complex="Liberation Serif1" style:font-size-complex="12pt" style:language-complex="ar" style:country-complex="SA"/>
    </style:style>
    <style:style style:name="P57"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8fc14" officeooo:paragraph-rsid="001e2653" style:letter-kerning="false" style:font-name-asian="Liberation Serif1" style:font-size-asian="12pt" style:language-asian="it" style:country-asian="IT" style:font-name-complex="Liberation Serif1" style:font-size-complex="12pt" style:language-complex="ar" style:country-complex="SA"/>
    </style:style>
    <style:style style:name="P58" style:family="paragraph" style:parent-style-name="Standard">
      <style:paragraph-properties fo:margin-top="0in" fo:margin-bottom="0in" style:contextual-spacing="false" fo:text-align="start" style:justify-single-word="false" fo:orphans="2" fo:widows="2"/>
      <style:text-properties fo:color="#000000" loext:opacity="100%" style:font-name="Linux Biolinum G" fo:font-size="12pt" officeooo:rsid="001e2653" officeooo:paragraph-rsid="001e2653" style:letter-kerning="false" style:font-name-asian="Liberation Serif1" style:font-size-asian="12pt" style:language-asian="it" style:country-asian="IT" style:font-name-complex="Liberation Serif1" style:font-size-complex="12pt" style:language-complex="ar" style:country-complex="SA"/>
    </style:style>
    <style:style style:name="P59" style:family="paragraph" style:parent-style-name="Standard">
      <style:paragraph-properties fo:margin-top="0in" fo:margin-bottom="0in" style:contextual-spacing="false" fo:text-align="end" style:justify-single-word="false" fo:orphans="2" fo:widows="2"/>
      <style:text-properties fo:color="#000000" loext:opacity="100%" style:font-name="Linux Biolinum G" fo:font-size="12pt" officeooo:rsid="001e2653" officeooo:paragraph-rsid="001e2653" style:letter-kerning="false" style:font-name-asian="Liberation Serif1" style:font-size-asian="12pt" style:language-asian="it" style:country-asian="IT" style:font-name-complex="Liberation Serif1" style:font-size-complex="12pt" style:language-complex="ar" style:country-complex="SA"/>
    </style:style>
    <style:style style:name="P60" style:family="paragraph" style:parent-style-name="Standard">
      <style:text-properties officeooo:paragraph-rsid="0015a508"/>
    </style:style>
    <style:style style:name="P61" style:family="paragraph" style:parent-style-name="Standard">
      <style:text-properties officeooo:rsid="001e2653" officeooo:paragraph-rsid="001e2653"/>
    </style:style>
    <style:style style:name="T1" style:family="text">
      <style:text-properties fo:font-weight="bold" style:font-weight-asian="bold" style:font-weight-complex="bold"/>
    </style:style>
    <style:style style:name="T2" style:family="text">
      <style:text-properties fo:font-weight="bold" officeooo:rsid="00161d04" style:font-weight-asian="bold" style:font-weight-complex="bold"/>
    </style:style>
    <style:style style:name="T3" style:family="text">
      <style:text-properties officeooo:rsid="001b3f20"/>
    </style:style>
    <style:style style:name="T4" style:family="text">
      <style:text-properties style:font-name="Wingdings1" fo:font-weight="bold" style:font-name-asian="Wingdings2" style:font-weight-asian="bold" style:font-name-complex="Wingdings2" style:font-weight-complex="bold"/>
    </style:style>
    <style:style style:name="T5" style:family="text">
      <style:text-properties style:font-name="Wingdings1" style:font-name-asian="Wingdings2" style:font-name-complex="Wingdings2"/>
    </style:style>
    <style:style style:name="T6" style:family="text">
      <style:text-properties officeooo:rsid="0009d4d3"/>
    </style:style>
    <style:style style:name="T7" style:family="text">
      <style:text-properties fo:language="en" fo:country="GB" officeooo:rsid="0018a132"/>
    </style:style>
    <style:style style:name="T8" style:family="text">
      <style:text-properties fo:color="#b148c6" loext:opacity="100%" style:font-name="Lucida Console" fo:font-size="11pt" fo:background-color="#000000" loext:char-shading-value="0" style:font-size-asian="11pt"/>
    </style:style>
    <style:style style:name="T9" style:family="text">
      <style:text-properties officeooo:rsid="00157421"/>
    </style:style>
    <style:style style:name="T10" style:family="text">
      <style:text-properties officeooo:rsid="0015a508"/>
    </style:style>
    <style:style style:name="T11" style:family="text">
      <style:text-properties officeooo:rsid="00161d04"/>
    </style:style>
    <style:style style:name="T12" style:family="text">
      <style:text-properties officeooo:rsid="0018fc14"/>
    </style:style>
    <style:style style:name="T13" style:family="text">
      <style:text-properties officeooo:rsid="001cf1e6"/>
    </style:style>
    <style:style style:name="T14" style:family="text">
      <style:text-properties officeooo:rsid="001d26ce"/>
    </style:style>
    <style:style style:name="T15" style:family="text">
      <style:text-properties officeooo:rsid="001e265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Easy Picking</text:p>
      <text:p text:style-name="P30">System information</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1"><text:a xlink:type="simple" xlink:href="#__RefHeading___Toc3101_880343330" text:style-name="Index_20_Link" text:visited-style-name="Index_20_Link">System in use<text:tab/>2</text:a></text:p>
          <text:p text:style-name="P22"><text:a xlink:type="simple" xlink:href="#__RefHeading___Toc3536_2160470098" text:style-name="Index_20_Link" text:visited-style-name="Index_20_Link">Overview<text:tab/>2</text:a></text:p>
          <text:p text:style-name="P22"><text:a xlink:type="simple" xlink:href="#__RefHeading___Toc3538_2160470098" text:style-name="Index_20_Link" text:visited-style-name="Index_20_Link">Communication Interface<text:tab/>2</text:a></text:p>
          <text:p text:style-name="P22"><text:a xlink:type="simple" xlink:href="#__RefHeading___Toc3540_2160470098" text:style-name="Index_20_Link" text:visited-style-name="Index_20_Link">Warehouse plant<text:tab/>2</text:a></text:p>
          <text:p text:style-name="P22"><text:a xlink:type="simple" xlink:href="#__RefHeading___Toc3542_2160470098" text:style-name="Index_20_Link" text:visited-style-name="Index_20_Link">Warehouse equipment<text:tab/>2</text:a></text:p>
          <text:p text:style-name="P23"><text:a xlink:type="simple" xlink:href="#__RefHeading___Toc3544_2160470098" text:style-name="Index_20_Link" text:visited-style-name="Index_20_Link">Process control server<text:tab/>2</text:a></text:p>
          <text:p text:style-name="P23"><text:a xlink:type="simple" xlink:href="#__RefHeading___Toc3546_2160470098" text:style-name="Index_20_Link" text:visited-style-name="Index_20_Link">IO Modules<text:tab/>3</text:a></text:p>
          <text:p text:style-name="P23"><text:a xlink:type="simple" xlink:href="#__RefHeading___Toc3548_2160470098" text:style-name="Index_20_Link" text:visited-style-name="Index_20_Link">Isle machines<text:tab/>3</text:a></text:p>
          <text:p text:style-name="P23"><text:a xlink:type="simple" xlink:href="#__RefHeading___Toc3550_2160470098" text:style-name="Index_20_Link" text:visited-style-name="Index_20_Link">Control station machine<text:tab/>3</text:a></text:p>
          <text:p text:style-name="P23"><text:a xlink:type="simple" xlink:href="#__RefHeading___Toc3552_2160470098" text:style-name="Index_20_Link" text:visited-style-name="Index_20_Link">Laser printers<text:tab/>3</text:a></text:p>
          <text:p text:style-name="P23"><text:a xlink:type="simple" xlink:href="#__RefHeading___Toc3554_2160470098" text:style-name="Index_20_Link" text:visited-style-name="Index_20_Link">Label printers<text:tab/>3</text:a></text:p>
          <text:p text:style-name="P22"><text:a xlink:type="simple" xlink:href="#__RefHeading___Toc3556_2160470098" text:style-name="Index_20_Link" text:visited-style-name="Index_20_Link">Workflow<text:tab/>3</text:a></text:p>
          <text:p text:style-name="P23"><text:a xlink:type="simple" xlink:href="#__RefHeading___Toc3558_2160470098" text:style-name="Index_20_Link" text:visited-style-name="Index_20_Link">Packages filling<text:tab/>3</text:a></text:p>
          <text:p text:style-name="P24"><text:a xlink:type="simple" xlink:href="#__RefHeading___Toc3560_2160470098" text:style-name="Index_20_Link" text:visited-style-name="Index_20_Link">Packages formats<text:tab/>3</text:a></text:p>
          <text:p text:style-name="P24"><text:a xlink:type="simple" xlink:href="#__RefHeading___Toc3562_2160470098" text:style-name="Index_20_Link" text:visited-style-name="Index_20_Link">Filling algorithm<text:tab/>3</text:a></text:p>
          <text:p text:style-name="P25"><text:a xlink:type="simple" xlink:href="#__RefHeading___Toc3564_2160470098" text:style-name="Index_20_Link" text:visited-style-name="Index_20_Link">Algorithm rules:<text:tab/>3</text:a></text:p>
          <text:p text:style-name="P24"><text:a xlink:type="simple" xlink:href="#__RefHeading___Toc3566_2160470098" text:style-name="Index_20_Link" text:visited-style-name="Index_20_Link">Sub orders by isle<text:tab/>3</text:a></text:p>
          <text:p text:style-name="P24"><text:a xlink:type="simple" xlink:href="#__RefHeading___Toc3568_2160470098" text:style-name="Index_20_Link" text:visited-style-name="Index_20_Link">Sub order by packages number<text:tab/>3</text:a></text:p>
          <text:p text:style-name="P22"><text:a xlink:type="simple" xlink:href="#__RefHeading___Toc3570_2160470098" text:style-name="Index_20_Link" text:visited-style-name="Index_20_Link">Packages processing<text:tab/>4</text:a></text:p>
          <text:p text:style-name="P23"><text:a xlink:type="simple" xlink:href="#__RefHeading___Toc3572_2160470098" text:style-name="Index_20_Link" text:visited-style-name="Index_20_Link">Packages control and destination<text:tab/>4</text:a></text:p>
          <text:p text:style-name="P21"><text:a xlink:type="simple" xlink:href="#__RefHeading___Toc3602_2160470098" text:style-name="Index_20_Link" text:visited-style-name="Index_20_Link">Data structure<text:tab/>5</text:a></text:p>
          <text:p text:style-name="P23"><text:a xlink:type="simple" xlink:href="#__RefHeading___Toc3604_2160470098" text:style-name="Index_20_Link" text:visited-style-name="Index_20_Link">Data structure definition<text:tab/>5</text:a></text:p>
          <text:p text:style-name="P24"><text:a xlink:type="simple" xlink:href="#__RefHeading___Toc3606_2160470098" text:style-name="Index_20_Link" text:visited-style-name="Index_20_Link">Order header table<text:tab/>5</text:a></text:p>
          <text:p text:style-name="P24"><text:a xlink:type="simple" xlink:href="#__RefHeading___Toc3608_2160470098" text:style-name="Index_20_Link" text:visited-style-name="Index_20_Link">Order item table<text:tab/>5</text:a></text:p>
          <text:p text:style-name="P24"><text:a xlink:type="simple" xlink:href="#__RefHeading___Toc3610_2160470098" text:style-name="Index_20_Link" text:visited-style-name="Index_20_Link">Product data table<text:tab/>6</text:a></text:p>
          <text:p text:style-name="P24"><text:a xlink:type="simple" xlink:href="#__RefHeading___Toc3612_2160470098" text:style-name="Index_20_Link" text:visited-style-name="Index_20_Link">Location data<text:tab/>7</text:a></text:p>
          <text:p text:style-name="P24"><text:a xlink:type="simple" xlink:href="#__RefHeading___Toc3614_2160470098" text:style-name="Index_20_Link" text:visited-style-name="Index_20_Link">Dummy order data<text:tab/>7</text:a></text:p>
          <text:p text:style-name="P24"><text:a xlink:type="simple" xlink:href="#__RefHeading___Toc3616_2160470098" text:style-name="Index_20_Link" text:visited-style-name="Index_20_Link">Dummy order packages data<text:tab/>7</text:a></text:p>
          <text:p text:style-name="P24"><text:a xlink:type="simple" xlink:href="#__RefHeading___Toc3618_2160470098" text:style-name="Index_20_Link" text:visited-style-name="Index_20_Link">Dummy order items data<text:tab/>8</text:a></text:p>
          <text:p text:style-name="P24"><text:a xlink:type="simple" xlink:href="#__RefHeading___Toc3618_21604700981" text:style-name="Index_20_Link" text:visited-style-name="Index_20_Link">Data return - orders<text:tab/>8</text:a></text:p>
          <text:p text:style-name="P24"><text:a xlink:type="simple" xlink:href="#__RefHeading___Toc3618_216047009811" text:style-name="Index_20_Link" text:visited-style-name="Index_20_Link">Data return - packages<text:tab/>8</text:a></text:p>
          <text:p text:style-name="P21"><text:a xlink:type="simple" xlink:href="#__RefHeading___Toc3602_2160470098%20Copy%201" text:style-name="Index_20_Link" text:visited-style-name="Index_20_Link">File transfer<text:tab/>9</text:a></text:p>
        </text:index-body>
      </text:table-of-content>
      <text:p text:style-name="P30"/>
      <text:h text:style-name="Heading_20_1" text:outline-level="1"><text:bookmark-start text:name="_Toc142482779"/><text:bookmark-start text:name="__RefHeading___Toc3101_880343330"/><text:soft-page-break/>System in use<text:bookmark-end text:name="_Toc142482779"/><text:bookmark-end text:name="__RefHeading___Toc3101_880343330"/></text:h>
      <text:h text:style-name="P43" text:outline-level="2"><text:bookmark-start text:name="__RefHeading___Toc3536_2160470098"/><text:bookmark-start text:name="_Toc142482780"/>Overview<text:bookmark-end text:name="__RefHeading___Toc3536_2160470098"/><text:bookmark-end text:name="_Toc142482780"/></text:h>
      <text:p text:style-name="P3">The system currently in use is called Easy Picking (hereinafter referred as EP) and it performs the following actions:</text:p>
      <text:list text:style-name="WWNum6">
        <text:list-item>
          <text:p text:style-name="P52">Receive data from the Warehouse Management System (hereinafter referred as WMS)<text:line-break/>The interface used to exchange data between WMS and PCS is described in Appendix A</text:p>
        </text:list-item>
        <text:list-item>
          <text:p text:style-name="P52">Executes commands from the user<text:line-break/>The user’s manual is alleged to this document</text:p>
        </text:list-item>
        <text:list-item>
          <text:p text:style-name="P52">Control the process<text:line-break/>Returns the results of the process to the WMS</text:p>
        </text:list-item>
      </text:list>
      <text:h text:style-name="P43" text:outline-level="2"><text:bookmark-start text:name="__RefHeading___Toc3538_2160470098"/><text:bookmark-start text:name="_Toc142482781"/>Communication Interface<text:bookmark-end text:name="__RefHeading___Toc3538_2160470098"/><text:bookmark-end text:name="_Toc142482781"/></text:h>
      <text:p text:style-name="P3">Data exchange between WMS and EP is made with a file-to-file method that uses a shared folder managed by a SMB protocol server and a FTP server on managed by the process control machine.</text:p>
      <text:p text:style-name="P3"><text:bookmark-start text:name="_Toc142482782"/><text:span text:style-name="T1">WMS </text:span><text:span text:style-name="T4"></text:span><text:span text:style-name="T1"> PCS</text:span><text:bookmark-end text:name="_Toc14248278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Name</text:p>
          </table:table-cell>
          <table:table-cell table:style-name="Table4.A1" office:value-type="string">
            <text:p text:style-name="P9">Description</text:p>
          </table:table-cell>
          <table:table-cell table:style-name="Table4.A1" office:value-type="string">
            <text:p text:style-name="P9"><text:span text:style-name="T6">Transfer</text:span> method</text:p>
          </table:table-cell>
        </table:table-row>
        <table:table-row table:style-name="Table4.1">
          <table:table-cell table:style-name="Table4.A1" office:value-type="string">
            <text:p text:style-name="P5">Products data list</text:p>
          </table:table-cell>
          <table:table-cell table:style-name="Table4.A1" office:value-type="string">
            <text:p text:style-name="P5">File named articoli.txt</text:p>
          </table:table-cell>
          <table:table-cell table:style-name="Table4.A1" office:value-type="string">
            <text:p text:style-name="P5">SMB</text:p>
          </table:table-cell>
        </table:table-row>
        <table:table-row table:style-name="Table4.1">
          <table:table-cell table:style-name="Table4.A1" office:value-type="string">
            <text:p text:style-name="P5">Products locations</text:p>
          </table:table-cell>
          <table:table-cell table:style-name="Table4.A1" office:value-type="string">
            <text:p text:style-name="P5">File named mappa.txt</text:p>
          </table:table-cell>
          <table:table-cell table:style-name="Table4.A1" office:value-type="string">
            <text:p text:style-name="P5">SMB</text:p>
          </table:table-cell>
        </table:table-row>
        <table:table-row table:style-name="Table4.1">
          <table:table-cell table:style-name="Table4.A1" office:value-type="string">
            <text:p text:style-name="P5">Customers’ orders data</text:p>
          </table:table-cell>
          <table:table-cell table:style-name="Table4.A1" office:value-type="string">
            <text:p text:style-name="P5">File named ordini.txt</text:p>
          </table:table-cell>
          <table:table-cell table:style-name="Table4.A1" office:value-type="string">
            <text:p text:style-name="P5">SMB</text:p>
          </table:table-cell>
        </table:table-row>
        <table:table-row table:style-name="Table4.1">
          <table:table-cell table:style-name="Table4.A5" office:value-type="string">
            <text:p text:style-name="P7">Dummy orders data (Amazon)</text:p>
          </table:table-cell>
          <table:table-cell table:style-name="Table4.A5" office:value-type="string">
            <text:p text:style-name="P5">File named ordini_<text:span text:style-name="T6">bertello</text:span>.txt</text:p>
          </table:table-cell>
          <table:table-cell table:style-name="Table4.A5" office:value-type="string">
            <text:p text:style-name="P7">SMB</text:p>
          </table:table-cell>
        </table:table-row>
        <table:table-row table:style-name="Table4.1">
          <table:table-cell table:style-name="Table4.A5" office:value-type="string">
            <text:p text:style-name="P7">Dummy orders packages data (Amazon)</text:p>
          </table:table-cell>
          <table:table-cell table:style-name="Table4.A5" office:value-type="string">
            <text:p text:style-name="P5">File named <text:span text:style-name="T6">colli</text:span>_<text:span text:style-name="T6">bertello</text:span>.txt</text:p>
          </table:table-cell>
          <table:table-cell table:style-name="Table4.A5" office:value-type="string">
            <text:p text:style-name="P7">SMB</text:p>
          </table:table-cell>
        </table:table-row>
        <table:table-row table:style-name="Table4.1">
          <table:table-cell table:style-name="Table4.A5" office:value-type="string">
            <text:p text:style-name="P7">Dummy orders items data (Amazon)</text:p>
          </table:table-cell>
          <table:table-cell table:style-name="Table4.A5" office:value-type="string">
            <text:p text:style-name="P5">File named <text:span text:style-name="T6">righe</text:span>_<text:span text:style-name="T6">bertello</text:span>.txt</text:p>
          </table:table-cell>
          <table:table-cell table:style-name="Table4.A5" office:value-type="string">
            <text:p text:style-name="P7">SMB</text:p>
          </table:table-cell>
        </table:table-row>
        <table:table-row table:style-name="Table4.1">
          <table:table-cell table:style-name="Table4.A1" office:value-type="string">
            <text:p text:style-name="P5">Delivery documents</text:p>
          </table:table-cell>
          <table:table-cell table:style-name="Table4.A1" office:value-type="string">
            <text:p text:style-name="P5">PDF files printed by EP</text:p>
          </table:table-cell>
          <table:table-cell table:style-name="Table4.A1" office:value-type="string">
            <text:p text:style-name="P5">FTP</text:p>
          </table:table-cell>
        </table:table-row>
      </table:table>
      <text:p text:style-name="P3"/>
      <text:p text:style-name="P27"><text:bookmark-start text:name="_Toc142482783"/>PCS <text:span text:style-name="T5"></text:span> WMS<text:bookmark-end text:name="_Toc14248278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Name</text:p>
          </table:table-cell>
          <table:table-cell table:style-name="Table5.A1" office:value-type="string">
            <text:p text:style-name="P9">Description</text:p>
          </table:table-cell>
          <table:table-cell table:style-name="Table5.A1" office:value-type="string">
            <text:p text:style-name="P9"><text:span text:style-name="T6">Transfer</text:span> method</text:p>
          </table:table-cell>
        </table:table-row>
        <table:table-row table:style-name="Table5.1">
          <table:table-cell table:style-name="Table5.A1" office:value-type="string">
            <text:p text:style-name="P5">Completed orders data</text:p>
          </table:table-cell>
          <table:table-cell table:style-name="Table5.A1" office:value-type="string">
            <text:p text:style-name="P5">File named ordcni.txt</text:p>
          </table:table-cell>
          <table:table-cell table:style-name="Table5.A1" office:value-type="string">
            <text:p text:style-name="P5">SMB</text:p>
          </table:table-cell>
        </table:table-row>
        <table:table-row table:style-name="Table5.1">
          <table:table-cell table:style-name="Table5.A1" office:value-type="string">
            <text:p text:style-name="P5">Completed packages data</text:p>
          </table:table-cell>
          <table:table-cell table:style-name="Table5.A1" office:value-type="string">
            <text:p text:style-name="P5">File named colli.txt</text:p>
          </table:table-cell>
          <table:table-cell table:style-name="Table5.A1" office:value-type="string">
            <text:p text:style-name="P5">SMB</text:p>
          </table:table-cell>
        </table:table-row>
      </table:table>
      <text:p text:style-name="P3"/>
      <text:h text:style-name="P43" text:outline-level="2"><text:bookmark-start text:name="__RefHeading___Toc3540_2160470098"/><text:bookmark-start text:name="_Toc142482784"/>Warehouse plant<text:bookmark-end text:name="__RefHeading___Toc3540_2160470098"/><text:bookmark-end text:name="_Toc142482784"/></text:h>
      <text:p text:style-name="P3">The warehouse is made of two main areas (isles).</text:p>
      <text:p text:style-name="P3">Every isle is made of 8 sectors.</text:p>
      <text:p text:style-name="P3">Every sector is composed by a a variable number of locations containing the products to pick and a display gathering information about the picking process.</text:p>
      <text:p text:style-name="P3">On every location the is a light button controlled by the pick by light process.</text:p>
      <text:h text:style-name="P43" text:outline-level="2"><text:bookmark-start text:name="__RefHeading___Toc3542_2160470098"/><text:bookmark-start text:name="_Toc142482785"/>Warehouse equipment<text:bookmark-end text:name="__RefHeading___Toc3542_2160470098"/><text:bookmark-end text:name="_Toc142482785"/></text:h>
      <text:h text:style-name="P44" text:outline-level="3"><text:bookmark-start text:name="__RefHeading___Toc3544_2160470098"/><text:bookmark-start text:name="_Toc142482786"/>Process control server<text:bookmark-end text:name="__RefHeading___Toc3544_2160470098"/><text:bookmark-end text:name="_Toc142482786"/></text:h>
      <text:p text:style-name="P3">The main control server executes all the logic of the warehouse. It’s a database server, a file exchange server, an application server and it can communicate with the PLC of the production line.</text:p>
      <text:h text:style-name="P44" text:outline-level="3"><text:bookmark-start text:name="__RefHeading___Toc3546_2160470098"/><text:bookmark-start text:name="_Toc142482787"/><text:soft-page-break/>IO Modules<text:bookmark-end text:name="__RefHeading___Toc3546_2160470098"/><text:bookmark-end text:name="_Toc142482787"/></text:h>
      <text:p text:style-name="P3">The picking process and the packages handling is controlled by digital I/O signals</text:p>
      <text:h text:style-name="P44" text:outline-level="3"><text:bookmark-start text:name="__RefHeading___Toc3548_2160470098"/><text:bookmark-start text:name="_Toc142482788"/>Isle machines<text:bookmark-end text:name="__RefHeading___Toc3548_2160470098"/><text:bookmark-end text:name="_Toc142482788"/></text:h>
      <text:p text:style-name="P3">Put in the beginning of each isle, used to gather information about the picking process and to execute some operative functions.</text:p>
      <text:h text:style-name="P44" text:outline-level="3"><text:bookmark-start text:name="__RefHeading___Toc3550_2160470098"/><text:bookmark-start text:name="_Toc142482789"/>Control station machine<text:bookmark-end text:name="__RefHeading___Toc3550_2160470098"/><text:bookmark-end text:name="_Toc142482789"/></text:h>
      <text:p text:style-name="P3">This PC controls the weight of the packages. It is connected to a weighing device and two barcode readers, one for the weighing station and the other for the palletizer station.</text:p>
      <text:h text:style-name="P44" text:outline-level="3"><text:bookmark-start text:name="__RefHeading___Toc3552_2160470098"/><text:bookmark-start text:name="_Toc142482790"/>Laser printers<text:bookmark-end text:name="__RefHeading___Toc3552_2160470098"/><text:bookmark-end text:name="_Toc142482790"/></text:h>
      <text:p text:style-name="P3">Used to print the delivery’s documents, network connected.</text:p>
      <text:h text:style-name="P44" text:outline-level="3"><text:bookmark-start text:name="__RefHeading___Toc3554_2160470098"/><text:bookmark-start text:name="_Toc142482791"/>Label printers<text:bookmark-end text:name="__RefHeading___Toc3554_2160470098"/><text:bookmark-end text:name="_Toc142482791"/></text:h>
      <text:p text:style-name="P3">Used to print the delivery’s label, network connected.</text:p>
      <text:h text:style-name="P43" text:outline-level="2"><text:bookmark-start text:name="__RefHeading___Toc3556_2160470098"/>Workflow<text:bookmark-end text:name="__RefHeading___Toc3556_2160470098"/></text:h>
      <text:h text:style-name="P44" text:outline-level="3"><text:bookmark-start text:name="__RefHeading___Toc3558_2160470098"/><text:bookmark-start text:name="_Toc142482793"/>Packages filling<text:bookmark-end text:name="__RefHeading___Toc3558_2160470098"/><text:bookmark-end text:name="_Toc142482793"/></text:h>
      <text:h text:style-name="P45" text:outline-level="4"><text:bookmark-start text:name="__RefHeading___Toc3560_2160470098"/>Packages formats<text:bookmark-end text:name="__RefHeading___Toc3560_2160470098"/></text:h>
      <text:p text:style-name="P3">The system uses three packages’ formats – small – medium – large.</text:p>
      <text:h text:style-name="P45" text:outline-level="4"><text:bookmark-start text:name="__RefHeading___Toc3562_2160470098"/>Filling algorithm<text:bookmark-end text:name="__RefHeading___Toc3562_2160470098"/></text:h>
      <text:p text:style-name="P3">EP calculates the number of boxes and how to fill them given the packages dimensions, the products dimensions and weight. </text:p>
      <text:h text:style-name="P2" text:outline-level="5"><text:bookmark-start text:name="__RefHeading___Toc3564_2160470098"/>Algorithm rules:<text:bookmark-end text:name="__RefHeading___Toc3564_2160470098"/></text:h>
      <text:list text:style-name="WWNum2">
        <text:list-item>
          <text:p text:style-name="P53">The sequence of the picking process is defined by the sorting order of the picking locations.</text:p>
        </text:list-item>
        <text:list-item>
          <text:p text:style-name="P53">If an order row composed by more than one picking unit cannot be put all in one package it will be split in two or more rows and put in the next package.</text:p>
        </text:list-item>
        <text:list-item>
          <text:p text:style-name="P53">If an order row composed by one or more picking unit cannot be put all in one package and it can be split, it will be split in two or more rows and put in the next package.</text:p>
        </text:list-item>
        <text:list-item>
          <text:p text:style-name="P53">If an order row is related to a product that cannot stay horizontally but only vertically the algorithm will choose the right package by dimensions.</text:p>
        </text:list-item>
      </text:list>
      <text:h text:style-name="P45" text:outline-level="4"><text:bookmark-start text:name="__RefHeading___Toc3566_2160470098"/>Sub orders by isle<text:bookmark-end text:name="__RefHeading___Toc3566_2160470098"/></text:h>
      <text:p text:style-name="P3">Due to the topology of the production line the order is divided in two sub-orders by the isle in which the items are located.</text:p>
      <text:h text:style-name="P45" text:outline-level="4"><text:bookmark-start text:name="__RefHeading___Toc3568_2160470098"/>Sub order by packages number<text:bookmark-end text:name="__RefHeading___Toc3568_2160470098"/></text:h>
      <text:p text:style-name="P3">Each sub-order can be divided in more sub-orders to keep the number of the packages of each sub-order less or equal to 6.</text:p>
      <text:p text:style-name="P3"><text:soft-page-break/>After this calculation, the order is ready to be processed.</text:p>
      <text:p text:style-name="P3">In the first sector of each isle the operator is instructed by the display on which package format to pick, a label is printed at the same time this information appears on the sector’s display as well as the <text:span text:style-name="T7">shipping </text:span>documents.</text:p>
      <text:h text:style-name="P43" text:outline-level="2"><text:bookmark-start text:name="__RefHeading___Toc3570_2160470098"/><text:bookmark-start text:name="_Toc142482794"/>Packages processing<text:bookmark-end text:name="__RefHeading___Toc3570_2160470098"/><text:bookmark-end text:name="_Toc142482794"/></text:h>
      <text:p text:style-name="P3">After being picked and labelled and the alleged with the printed documents the package will proceed through the line to be filled with the products picked from the locations, this process is made by operators instructed by the information in the sector’s display and the lights on the location’s buttons. </text:p>
      <text:p text:style-name="P3">The operator picks the product located where the light is on and press the related button so that the process can pass to the next product to pick. The quantity and all the information about the product are displayed in the sector’s display. When the picking list for the sector is completed, the package can pass to the next sector or, if the sector is the last of the isle, to the end of the production line, the control station.</text:p>
      <text:h text:style-name="P44" text:outline-level="3"><text:bookmark-start text:name="__RefHeading___Toc3572_2160470098"/><text:bookmark-start text:name="_Toc142482795"/>Packages control and destination<text:bookmark-end text:name="__RefHeading___Toc3572_2160470098"/><text:bookmark-end text:name="_Toc142482795"/></text:h>
      <text:p text:style-name="P3">In the control station the barcode printed in the package’s label is read and the package’s weight is detected; if the system sees a difference between the theoretical weight and the detected one and this difference is more than a specific tolerance managed by the system, the package is pushed in a control zone, where the operator can check the contained products against the picking list contained in the system’s database for that package.</text:p>
      <text:p text:style-name="P3">Otherwise, the package continue the journey to the palletizer where i twill be read by another barcode reader to control its destination based on information written in the system’s database.</text:p>
      <text:p text:style-name="P3"/>
      <text:h text:style-name="P40" text:outline-level="1"/>
      <text:h text:style-name="P41" text:outline-level="1"><text:bookmark-start text:name="__RefHeading___Toc3602_2160470098"/><text:bookmark-start text:name="_Toc142482805"/>D<text:bookmark-end text:name="_Toc142482805"/>ata structure<text:bookmark-end text:name="__RefHeading___Toc3602_2160470098"/></text:h>
      <text:p text:style-name="P26">Files containing data are ascii files, <text:span text:style-name="T10">positional, fixed sizes, </text:span>every row is terminated by line feed (0x0a)</text:p>
      <text:p text:style-name="P26">In case the record has a record type it will be the first character of the record’s row.</text:p>
      <text:h text:style-name="P44" text:outline-level="3"><text:bookmark-start text:name="__RefHeading___Toc3604_2160470098"/><text:bookmark-start text:name="_Toc142482806"/>Data structure definition<text:bookmark-end text:name="__RefHeading___Toc3604_2160470098"/><text:bookmark-end text:name="_Toc142482806"/></text:h>
      <text:h text:style-name="P45" text:outline-level="4"><text:bookmark-start text:name="__RefHeading___Toc3606_2160470098"/>Order header table<text:bookmark-end text:name="__RefHeading___Toc3606_2160470098"/></text:h>
      <text:p text:style-name="P28">Filename : ordini.txt</text:p>
      <text:p text:style-name="P28">Record type : <text:span text:style-name="T2">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0">Field Name</text:p>
          </table:table-cell>
          <table:table-cell table:style-name="Table8.A1" office:value-type="string">
            <text:p text:style-name="P10">Field Type</text:p>
          </table:table-cell>
          <table:table-cell table:style-name="Table8.A1" office:value-type="string">
            <text:p text:style-name="P10">Field Len</text:p>
          </table:table-cell>
          <table:table-cell table:style-name="Table8.A1" office:value-type="string">
            <text:p text:style-name="P10">Description</text:p>
          </table:table-cell>
        </table:table-row>
        <table:table-row table:style-name="Table8.1">
          <table:table-cell table:style-name="Table8.A1" office:value-type="string">
            <text:p text:style-name="P12">ORDPROG</text:p>
          </table:table-cell>
          <table:table-cell table:style-name="Table8.A1" office:value-type="string">
            <text:p text:style-name="P12"><text:s/>C</text:p>
          </table:table-cell>
          <table:table-cell table:style-name="Table8.A1" office:value-type="string">
            <text:p text:style-name="P15"><text:s/>10</text:p>
          </table:table-cell>
          <table:table-cell table:style-name="Table8.A1" office:value-type="string">
            <text:p text:style-name="P18">Order Number</text:p>
          </table:table-cell>
        </table:table-row>
        <table:table-row table:style-name="Table8.1">
          <table:table-cell table:style-name="Table8.A1" office:value-type="string">
            <text:p text:style-name="P12">RODSCLI</text:p>
          </table:table-cell>
          <table:table-cell table:style-name="Table8.A1" office:value-type="string">
            <text:p text:style-name="P12"><text:s/>C</text:p>
          </table:table-cell>
          <table:table-cell table:style-name="Table8.A1" office:value-type="string">
            <text:p text:style-name="P15"><text:s/>35</text:p>
          </table:table-cell>
          <table:table-cell table:style-name="Table8.A1" office:value-type="string">
            <text:p text:style-name="P18">Customer Name</text:p>
          </table:table-cell>
        </table:table-row>
        <table:table-row table:style-name="Table8.1">
          <table:table-cell table:style-name="Table8.A1" office:value-type="string">
            <text:p text:style-name="P12">ROINCLI</text:p>
          </table:table-cell>
          <table:table-cell table:style-name="Table8.A1" office:value-type="string">
            <text:p text:style-name="P12"><text:s/>C</text:p>
          </table:table-cell>
          <table:table-cell table:style-name="Table8.A1" office:value-type="string">
            <text:p text:style-name="P15"><text:s/>35</text:p>
          </table:table-cell>
          <table:table-cell table:style-name="Table8.A1" office:value-type="string">
            <text:p text:style-name="P18">Customer Address</text:p>
          </table:table-cell>
        </table:table-row>
        <table:table-row table:style-name="Table8.1">
          <table:table-cell table:style-name="Table8.A1" office:value-type="string">
            <text:p text:style-name="P12">ROLOCLI</text:p>
          </table:table-cell>
          <table:table-cell table:style-name="Table8.A1" office:value-type="string">
            <text:p text:style-name="P12"><text:s/>C</text:p>
          </table:table-cell>
          <table:table-cell table:style-name="Table8.A1" office:value-type="string">
            <text:p text:style-name="P15"><text:s/>35</text:p>
          </table:table-cell>
          <table:table-cell table:style-name="Table8.A1" office:value-type="string">
            <text:p text:style-name="P18">Customer City</text:p>
          </table:table-cell>
        </table:table-row>
        <table:table-row table:style-name="Table8.1">
          <table:table-cell table:style-name="Table8.A1" office:value-type="string">
            <text:p text:style-name="P12">ROCPCLI</text:p>
          </table:table-cell>
          <table:table-cell table:style-name="Table8.A1" office:value-type="string">
            <text:p text:style-name="P12"><text:s/>C</text:p>
          </table:table-cell>
          <table:table-cell table:style-name="Table8.A1" office:value-type="string">
            <text:p text:style-name="P15"><text:s text:c="2"/>5</text:p>
          </table:table-cell>
          <table:table-cell table:style-name="Table8.A1" office:value-type="string">
            <text:p text:style-name="P18">Customer ZIP code</text:p>
          </table:table-cell>
        </table:table-row>
        <table:table-row table:style-name="Table8.1">
          <table:table-cell table:style-name="Table8.A1" office:value-type="string">
            <text:p text:style-name="P12">ROTRNSP</text:p>
          </table:table-cell>
          <table:table-cell table:style-name="Table8.A1" office:value-type="string">
            <text:p text:style-name="P12"><text:s/>C</text:p>
          </table:table-cell>
          <table:table-cell table:style-name="Table8.A1" office:value-type="string">
            <text:p text:style-name="P15"><text:s text:c="2"/>2</text:p>
          </table:table-cell>
          <table:table-cell table:style-name="Table8.A1" office:value-type="string">
            <text:p text:style-name="P12">Transit Point</text:p>
          </table:table-cell>
        </table:table-row>
        <table:table-row table:style-name="Table8.1">
          <table:table-cell table:style-name="Table8.A1" office:value-type="string">
            <text:p text:style-name="P12">ROTRATT</text:p>
          </table:table-cell>
          <table:table-cell table:style-name="Table8.A1" office:value-type="string">
            <text:p text:style-name="P12"><text:s/>C</text:p>
          </table:table-cell>
          <table:table-cell table:style-name="Table8.A1" office:value-type="string">
            <text:p text:style-name="P15"><text:s text:c="2"/>2</text:p>
          </table:table-cell>
          <table:table-cell table:style-name="Table8.A1" office:value-type="string">
            <text:p text:style-name="P12">Secondar<text:span text:style-name="T12">y Trait</text:span></text:p>
          </table:table-cell>
        </table:table-row>
        <table:table-row table:style-name="Table8.1">
          <table:table-cell table:style-name="Table8.A1" office:value-type="string">
            <text:p text:style-name="P12">ROPRCLI</text:p>
          </table:table-cell>
          <table:table-cell table:style-name="Table8.A1" office:value-type="string">
            <text:p text:style-name="P12"><text:s/>C</text:p>
          </table:table-cell>
          <table:table-cell table:style-name="Table8.A1" office:value-type="string">
            <text:p text:style-name="P15"><text:s text:c="2"/>2</text:p>
          </table:table-cell>
          <table:table-cell table:style-name="Table8.A1" office:value-type="string">
            <text:p text:style-name="P18">Customer Province</text:p>
          </table:table-cell>
        </table:table-row>
        <table:table-row table:style-name="Table8.1">
          <table:table-cell table:style-name="Table8.A1" office:value-type="string">
            <text:p text:style-name="P12">ROFLPAR</text:p>
          </table:table-cell>
          <table:table-cell table:style-name="Table8.A1" office:value-type="string">
            <text:p text:style-name="P12"><text:s/>N</text:p>
          </table:table-cell>
          <table:table-cell table:style-name="Table8.A1" office:value-type="string">
            <text:p text:style-name="P15"><text:s text:c="2"/>3</text:p>
          </table:table-cell>
          <table:table-cell table:style-name="Table8.A1" office:value-type="string">
            <text:p text:style-name="P14">Bartolini <text:span text:style-name="T12">Starting Branch</text:span></text:p>
          </table:table-cell>
        </table:table-row>
        <table:table-row table:style-name="Table8.1">
          <table:table-cell table:style-name="Table8.A1" office:value-type="string">
            <text:p text:style-name="P12">RODSPAR</text:p>
          </table:table-cell>
          <table:table-cell table:style-name="Table8.A1" office:value-type="string">
            <text:p text:style-name="P12"><text:s/>C</text:p>
          </table:table-cell>
          <table:table-cell table:style-name="Table8.A1" office:value-type="string">
            <text:p text:style-name="P15"><text:s/>35</text:p>
          </table:table-cell>
          <table:table-cell table:style-name="Table8.A1" office:value-type="string">
            <text:p text:style-name="P14">Bartolini <text:span text:style-name="T12">Starting Branch Description</text:span></text:p>
          </table:table-cell>
        </table:table-row>
        <table:table-row table:style-name="Table8.1">
          <table:table-cell table:style-name="Table8.A1" office:value-type="string">
            <text:p text:style-name="P12">ROTRMAR</text:p>
          </table:table-cell>
          <table:table-cell table:style-name="Table8.A1" office:value-type="string">
            <text:p text:style-name="P12"><text:s/>N</text:p>
          </table:table-cell>
          <table:table-cell table:style-name="Table8.A1" office:value-type="string">
            <text:p text:style-name="P15"><text:s text:c="2"/>3</text:p>
          </table:table-cell>
          <table:table-cell table:style-name="Table8.A1" office:value-type="string">
            <text:p text:style-name="P14">Bartolini <text:span text:style-name="T12">Arrival Terminal</text:span></text:p>
          </table:table-cell>
        </table:table-row>
        <table:table-row table:style-name="Table8.1">
          <table:table-cell table:style-name="Table8.A1" office:value-type="string">
            <text:p text:style-name="P12">ROFLARR</text:p>
          </table:table-cell>
          <table:table-cell table:style-name="Table8.A1" office:value-type="string">
            <text:p text:style-name="P12"><text:s/>N</text:p>
          </table:table-cell>
          <table:table-cell table:style-name="Table8.A1" office:value-type="string">
            <text:p text:style-name="P15"><text:s text:c="2"/>3</text:p>
          </table:table-cell>
          <table:table-cell table:style-name="Table8.A1" office:value-type="string">
            <text:p text:style-name="P14">Bartolini <text:span text:style-name="T12">Arrival Branch</text:span></text:p>
          </table:table-cell>
        </table:table-row>
        <table:table-row table:style-name="Table8.1">
          <table:table-cell table:style-name="Table8.A1" office:value-type="string">
            <text:p text:style-name="P12">RODSARR</text:p>
          </table:table-cell>
          <table:table-cell table:style-name="Table8.A1" office:value-type="string">
            <text:p text:style-name="P12"><text:s/>C</text:p>
          </table:table-cell>
          <table:table-cell table:style-name="Table8.A1" office:value-type="string">
            <text:p text:style-name="P15"><text:s/>35</text:p>
          </table:table-cell>
          <table:table-cell table:style-name="Table8.A1" office:value-type="string">
            <text:p text:style-name="P14">Bartolini <text:span text:style-name="T12">Arrival Branch <text:s/>Description</text:span></text:p>
          </table:table-cell>
        </table:table-row>
        <table:table-row table:style-name="Table8.1">
          <table:table-cell table:style-name="Table8.A1" office:value-type="string">
            <text:p text:style-name="P12">ROZNCON</text:p>
          </table:table-cell>
          <table:table-cell table:style-name="Table8.A1" office:value-type="string">
            <text:p text:style-name="P12"><text:s/>N</text:p>
          </table:table-cell>
          <table:table-cell table:style-name="Table8.A1" office:value-type="string">
            <text:p text:style-name="P15"><text:s text:c="2"/>2</text:p>
          </table:table-cell>
          <table:table-cell table:style-name="Table8.A1" office:value-type="string">
            <text:p text:style-name="P18">Bartolini Delivery Zone Code</text:p>
          </table:table-cell>
        </table:table-row>
        <table:table-row table:style-name="Table8.1">
          <table:table-cell table:style-name="Table8.A1" office:value-type="string">
            <text:p text:style-name="P12">RONRSER</text:p>
          </table:table-cell>
          <table:table-cell table:style-name="Table8.A1" office:value-type="string">
            <text:p text:style-name="P12"><text:s/>N</text:p>
          </table:table-cell>
          <table:table-cell table:style-name="Table8.A1" office:value-type="string">
            <text:p text:style-name="P15"><text:s text:c="2"/>2</text:p>
          </table:table-cell>
          <table:table-cell table:style-name="Table8.A1" office:value-type="string">
            <text:p text:style-name="P18">Serial Number</text:p>
          </table:table-cell>
        </table:table-row>
        <table:table-row table:style-name="Table8.1">
          <table:table-cell table:style-name="Table8.A1" office:value-type="string">
            <text:p text:style-name="P12">RONELAB</text:p>
          </table:table-cell>
          <table:table-cell table:style-name="Table8.A1" office:value-type="string">
            <text:p text:style-name="P12"><text:s/>C</text:p>
          </table:table-cell>
          <table:table-cell table:style-name="Table8.A1" office:value-type="string">
            <text:p text:style-name="P15"><text:s/>10</text:p>
          </table:table-cell>
          <table:table-cell table:style-name="Table8.A1" office:value-type="string">
            <text:p text:style-name="P18">Elaboration Number</text:p>
          </table:table-cell>
        </table:table-row>
        <table:table-row table:style-name="Table8.1">
          <table:table-cell table:style-name="Table8.A1" office:value-type="string">
            <text:p text:style-name="P12">ROFLPRI</text:p>
          </table:table-cell>
          <table:table-cell table:style-name="Table8.A1" office:value-type="string">
            <text:p text:style-name="P12"><text:s/>C</text:p>
          </table:table-cell>
          <table:table-cell table:style-name="Table8.A1" office:value-type="string">
            <text:p text:style-name="P15"><text:s text:c="2"/>1</text:p>
          </table:table-cell>
          <table:table-cell table:style-name="Table8.A1" office:value-type="string">
            <text:p text:style-name="P14">Priority Flag </text:p>
          </table:table-cell>
        </table:table-row>
        <table:table-row table:style-name="Table8.1">
          <table:table-cell table:style-name="Table8.A1" office:value-type="string">
            <text:p text:style-name="P12">ROFLAMZ</text:p>
          </table:table-cell>
          <table:table-cell table:style-name="Table8.A1" office:value-type="string">
            <text:p text:style-name="P12"><text:s/>N</text:p>
          </table:table-cell>
          <table:table-cell table:style-name="Table8.A1" office:value-type="string">
            <text:p text:style-name="P15"><text:s text:c="2"/>1</text:p>
          </table:table-cell>
          <table:table-cell table:style-name="Table8.A1" office:value-type="string">
            <text:p text:style-name="P14">Amazon Flag </text:p>
          </table:table-cell>
        </table:table-row>
        <table:table-row table:style-name="Table8.1">
          <table:table-cell table:style-name="Table8.A1" office:value-type="string">
            <text:p text:style-name="P12">ROFLINC</text:p>
          </table:table-cell>
          <table:table-cell table:style-name="Table8.A1" office:value-type="string">
            <text:p text:style-name="P12"><text:s/>N</text:p>
          </table:table-cell>
          <table:table-cell table:style-name="Table8.A1" office:value-type="string">
            <text:p text:style-name="P15"><text:s text:c="2"/>1</text:p>
          </table:table-cell>
          <table:table-cell table:style-name="Table8.A1" office:value-type="string">
            <text:p text:style-name="P19">Not complete order Flag</text:p>
          </table:table-cell>
        </table:table-row>
      </table:table>
      <text:h text:style-name="P45" text:outline-level="4"><text:bookmark-start text:name="__RefHeading___Toc3608_2160470098"/>Order item table<text:bookmark-end text:name="__RefHeading___Toc3608_2160470098"/></text:h>
      <text:p text:style-name="P28">Filename : ordini.txt</text:p>
      <text:p text:style-name="P28">Record type : <text:span text:style-name="T1">R</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Field Name</text:p>
          </table:table-cell>
          <table:table-cell table:style-name="Table9.A1" office:value-type="string">
            <text:p text:style-name="P10">Field Type</text:p>
          </table:table-cell>
          <table:table-cell table:style-name="Table9.A1" office:value-type="string">
            <text:p text:style-name="P10">Field Len</text:p>
          </table:table-cell>
          <table:table-cell table:style-name="Table9.A1" office:value-type="string">
            <text:p text:style-name="P10">Description</text:p>
          </table:table-cell>
        </table:table-row>
        <table:table-row table:style-name="Table9.1">
          <table:table-cell table:style-name="Table9.A1" office:value-type="string">
            <text:p text:style-name="P12">ORDPROG</text:p>
          </table:table-cell>
          <table:table-cell table:style-name="Table9.A1" office:value-type="string">
            <text:p text:style-name="P12"><text:s/>C</text:p>
          </table:table-cell>
          <table:table-cell table:style-name="Table9.A1" office:value-type="string">
            <text:p text:style-name="P15"><text:s/>10</text:p>
          </table:table-cell>
          <table:table-cell table:style-name="Table9.A1" office:value-type="string">
            <text:p text:style-name="P18">Order Number</text:p>
          </table:table-cell>
        </table:table-row>
        <table:table-row table:style-name="Table9.1">
          <table:table-cell table:style-name="Table9.A1" office:value-type="string">
            <text:p text:style-name="P12">RACDPRO</text:p>
          </table:table-cell>
          <table:table-cell table:style-name="Table9.A1" office:value-type="string">
            <text:p text:style-name="P12"><text:s/>C</text:p>
          </table:table-cell>
          <table:table-cell table:style-name="Table9.A1" office:value-type="string">
            <text:p text:style-name="P15"><text:s/>18</text:p>
          </table:table-cell>
          <table:table-cell table:style-name="Table9.A1" office:value-type="string">
            <text:p text:style-name="P18">Product code</text:p>
          </table:table-cell>
        </table:table-row>
        <table:table-row table:style-name="Table9.1">
          <table:table-cell table:style-name="Table9.A1" office:value-type="string">
            <text:p text:style-name="P12">RAQTORD</text:p>
          </table:table-cell>
          <table:table-cell table:style-name="Table9.A1" office:value-type="string">
            <text:p text:style-name="P12"><text:s/>N</text:p>
          </table:table-cell>
          <table:table-cell table:style-name="Table9.A1" office:value-type="string">
            <text:p text:style-name="P15"><text:s text:c="2"/>5</text:p>
          </table:table-cell>
          <table:table-cell table:style-name="Table9.A1" office:value-type="string">
            <text:p text:style-name="P18">Quantity</text:p>
          </table:table-cell>
        </table:table-row>
      </table:table>
      <text:p text:style-name="P32"/>
      <text:p text:style-name="P33"><text:soft-page-break/>Example <text:span text:style-name="T11">(combined T/R)</text:span></text:p>
      <text:p text:style-name="Preformatted_20_Text">T2416060678Spett. ARZILLI PAOLA <text:s text:c="14"/>VIA <text:s/>BERIGNANO 3 <text:s text:c="18"/>SAN GIMINANO <text:s text:c="22"/>530371109SI093BRESCIA <text:s text:c="27"/>028080SIENA <text:s text:c="29"/>68022000018656</text:p>
      <text:p text:style-name="Preformatted_20_Text">R24160606781922454 <text:s text:c="10"/>00001</text:p>
      <text:p text:style-name="Preformatted_20_Text">R241606067881099101 <text:s text:c="9"/>00001</text:p>
      <text:p text:style-name="Preformatted_20_Text">R241606067881099114 <text:s text:c="9"/>00001</text:p>
      <text:p text:style-name="Preformatted_20_Text">R241606067881099123 <text:s text:c="9"/>00001</text:p>
      <text:p text:style-name="Preformatted_20_Text">R241606067881099125 <text:s text:c="9"/>00001</text:p>
      <text:p text:style-name="Preformatted_20_Text">R24160606781856244 <text:s text:c="10"/>00001</text:p>
      <text:p text:style-name="Preformatted_20_Text">R24160606781856271 <text:s text:c="10"/>00001</text:p>
      <text:p text:style-name="Preformatted_20_Text">R24160606781875052 <text:s text:c="10"/>00003</text:p>
      <text:p text:style-name="Preformatted_20_Text">R24160606781920652 <text:s text:c="10"/>00001</text:p>
      <text:p text:style-name="Preformatted_20_Text">R24160606781920653 <text:s text:c="10"/>00001</text:p>
      <text:p text:style-name="Preformatted_20_Text">R24160606781922350 <text:s text:c="10"/>00001</text:p>
      <text:p text:style-name="Preformatted_20_Text">R24160606781922351 <text:s text:c="10"/>00001</text:p>
      <text:p text:style-name="Preformatted_20_Text">R24160606781922451 <text:s text:c="10"/>00001</text:p>
      <text:p text:style-name="Preformatted_20_Text">R24160606781922453 <text:s text:c="10"/>00001</text:p>
      <text:p text:style-name="Preformatted_20_Text">R241606067881098103 <text:s text:c="9"/>00003</text:p>
      <text:p text:style-name="Preformatted_20_Text">R241606067881099115 <text:s text:c="9"/>00001</text:p>
      <text:p text:style-name="Preformatted_20_Text">R241606067881099118 <text:s text:c="9"/>00001</text:p>
      <text:p text:style-name="Preformatted_20_Text">R241606067881099120 <text:s text:c="9"/>00001</text:p>
      <text:p text:style-name="Preformatted_20_Text">R241606067881099122 <text:s text:c="9"/>00001</text:p>
      <text:p text:style-name="Preformatted_20_Text">R241606067881099147 <text:s text:c="9"/>00001</text:p>
      <text:p text:style-name="Preformatted_20_Text">R241606067881099148 <text:s text:c="9"/>00001</text:p>
      <text:p text:style-name="Preformatted_20_Text">R241606067881099149 <text:s text:c="9"/>00001</text:p>
      <text:p text:style-name="Preformatted_20_Text">R241606067890199007 <text:s text:c="9"/>00001</text:p>
      <text:p text:style-name="Preformatted_20_Text"/>
      <text:h text:style-name="P47" text:outline-level="4"><text:bookmark-start text:name="__RefHeading___Toc3610_2160470098"/>Product data table<text:bookmark-end text:name="__RefHeading___Toc3610_2160470098"/></text:h>
      <text:p text:style-name="P28">Filename : articoli.txt</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Field Name</text:p>
          </table:table-cell>
          <table:table-cell table:style-name="Table10.A1" office:value-type="string">
            <text:p text:style-name="P10">Field Type</text:p>
          </table:table-cell>
          <table:table-cell table:style-name="Table10.A1" office:value-type="string">
            <text:p text:style-name="P10">Field Len</text:p>
          </table:table-cell>
          <table:table-cell table:style-name="Table10.A1" office:value-type="string">
            <text:p text:style-name="P10">Description</text:p>
          </table:table-cell>
        </table:table-row>
        <table:table-row table:style-name="Table10.1">
          <table:table-cell table:style-name="Table10.A1" office:value-type="string">
            <text:p text:style-name="P12">PRCDPRO</text:p>
          </table:table-cell>
          <table:table-cell table:style-name="Table10.A1" office:value-type="string">
            <text:p text:style-name="P12"><text:s/>C</text:p>
          </table:table-cell>
          <table:table-cell table:style-name="Table10.A1" office:value-type="string">
            <text:p text:style-name="P15"><text:s/>18</text:p>
          </table:table-cell>
          <table:table-cell table:style-name="Table10.A1" office:value-type="string">
            <text:p text:style-name="P18">Product code</text:p>
          </table:table-cell>
        </table:table-row>
        <table:table-row table:style-name="Table10.1">
          <table:table-cell table:style-name="Table10.A1" office:value-type="string">
            <text:p text:style-name="P12">PRDESCR</text:p>
          </table:table-cell>
          <table:table-cell table:style-name="Table10.A1" office:value-type="string">
            <text:p text:style-name="P12"><text:s/>C</text:p>
          </table:table-cell>
          <table:table-cell table:style-name="Table10.A1" office:value-type="string">
            <text:p text:style-name="P15"><text:s/>40</text:p>
          </table:table-cell>
          <table:table-cell table:style-name="Table10.A1" office:value-type="string">
            <text:p text:style-name="P18">Product Decription</text:p>
          </table:table-cell>
        </table:table-row>
        <table:table-row table:style-name="Table10.1">
          <table:table-cell table:style-name="Table10.A1" office:value-type="string">
            <text:p text:style-name="P12">PRLUNGH</text:p>
          </table:table-cell>
          <table:table-cell table:style-name="Table10.A1" office:value-type="string">
            <text:p text:style-name="P12"><text:s/>N</text:p>
          </table:table-cell>
          <table:table-cell table:style-name="Table10.A1" office:value-type="string">
            <text:p text:style-name="P15"><text:s text:c="2"/>3</text:p>
          </table:table-cell>
          <table:table-cell table:style-name="Table10.A1" office:value-type="string">
            <text:p text:style-name="P18">Length mm</text:p>
          </table:table-cell>
        </table:table-row>
        <table:table-row table:style-name="Table10.1">
          <table:table-cell table:style-name="Table10.A1" office:value-type="string">
            <text:p text:style-name="P12">PRLARGH</text:p>
          </table:table-cell>
          <table:table-cell table:style-name="Table10.A1" office:value-type="string">
            <text:p text:style-name="P12"><text:s/>N</text:p>
          </table:table-cell>
          <table:table-cell table:style-name="Table10.A1" office:value-type="string">
            <text:p text:style-name="P15"><text:s text:c="2"/>3</text:p>
          </table:table-cell>
          <table:table-cell table:style-name="Table10.A1" office:value-type="string">
            <text:p text:style-name="P18">Width mm</text:p>
          </table:table-cell>
        </table:table-row>
        <table:table-row table:style-name="Table10.1">
          <table:table-cell table:style-name="Table10.A1" office:value-type="string">
            <text:p text:style-name="P12">PRALTEZ</text:p>
          </table:table-cell>
          <table:table-cell table:style-name="Table10.A1" office:value-type="string">
            <text:p text:style-name="P12"><text:s/>N</text:p>
          </table:table-cell>
          <table:table-cell table:style-name="Table10.A1" office:value-type="string">
            <text:p text:style-name="P15"><text:s text:c="2"/>3</text:p>
          </table:table-cell>
          <table:table-cell table:style-name="Table10.A1" office:value-type="string">
            <text:p text:style-name="P18">Height mm</text:p>
          </table:table-cell>
        </table:table-row>
        <table:table-row table:style-name="Table10.1">
          <table:table-cell table:style-name="Table10.A1" office:value-type="string">
            <text:p text:style-name="P12">PRSWALT</text:p>
          </table:table-cell>
          <table:table-cell table:style-name="Table10.A1" office:value-type="string">
            <text:p text:style-name="P12"><text:s/>C</text:p>
          </table:table-cell>
          <table:table-cell table:style-name="Table10.A1" office:value-type="string">
            <text:p text:style-name="P15"><text:s text:c="2"/>1</text:p>
          </table:table-cell>
          <table:table-cell table:style-name="Table10.A1" office:value-type="string">
            <text:p text:style-name="P12"><text:span text:style-name="T12">Product Standing Constraint </text:span>(1:<text:span text:style-name="T12">yes</text:span>)</text:p>
          </table:table-cell>
        </table:table-row>
        <table:table-row table:style-name="Table10.1">
          <table:table-cell table:style-name="Table10.A1" office:value-type="string">
            <text:p text:style-name="P12">PRPESGR</text:p>
          </table:table-cell>
          <table:table-cell table:style-name="Table10.A1" office:value-type="string">
            <text:p text:style-name="P12"><text:s/>N</text:p>
          </table:table-cell>
          <table:table-cell table:style-name="Table10.A1" office:value-type="string">
            <text:p text:style-name="P15"><text:s text:c="2"/>5</text:p>
          </table:table-cell>
          <table:table-cell table:style-name="Table10.A1" office:value-type="string">
            <text:p text:style-name="P18">Weight gr</text:p>
          </table:table-cell>
        </table:table-row>
        <table:table-row table:style-name="Table10.1">
          <table:table-cell table:style-name="Table10.A9" office:value-type="string">
            <text:p text:style-name="P12"><text:span text:style-name="T15">PR</text:span>QTPRS</text:p>
          </table:table-cell>
          <table:table-cell table:style-name="Table10.A9" office:value-type="string">
            <text:p text:style-name="P12"><text:s/>N</text:p>
          </table:table-cell>
          <table:table-cell table:style-name="Table10.A9" office:value-type="string">
            <text:p text:style-name="P15"><text:s text:c="2"/><text:span text:style-name="T15">2</text:span></text:p>
          </table:table-cell>
          <table:table-cell table:style-name="Table10.A9" office:value-type="string">
            <text:p text:style-name="P58">Units per pick</text:p>
          </table:table-cell>
        </table:table-row>
        <table:table-row table:style-name="Table10.1">
          <table:table-cell table:style-name="Table10.A9" office:value-type="string">
            <text:p text:style-name="P58">PRVOLUM</text:p>
          </table:table-cell>
          <table:table-cell table:style-name="Table10.A9" office:value-type="string">
            <text:p text:style-name="P12"><text:s/>N</text:p>
          </table:table-cell>
          <table:table-cell table:style-name="Table10.A9" office:value-type="string">
            <text:p text:style-name="P15"><text:s text:c="2"/><text:span text:style-name="T15">6</text:span></text:p>
          </table:table-cell>
          <table:table-cell table:style-name="Table10.A9" office:value-type="string">
            <text:p text:style-name="P58">Product volume in cc</text:p>
          </table:table-cell>
        </table:table-row>
        <table:table-row table:style-name="Table10.11">
          <table:table-cell table:style-name="Table10.A9" office:value-type="string">
            <text:p text:style-name="P58">PRCANCE</text:p>
          </table:table-cell>
          <table:table-cell table:style-name="Table10.A9" office:value-type="string">
            <text:p text:style-name="P58"><text:s/>C</text:p>
          </table:table-cell>
          <table:table-cell table:style-name="Table10.A9" office:value-type="string">
            <text:p text:style-name="P59">1</text:p>
          </table:table-cell>
          <table:table-cell table:style-name="Table10.A9" office:value-type="string">
            <text:p text:style-name="P58">Deletion flag</text:p>
          </table:table-cell>
        </table:table-row>
        <table:table-row table:style-name="Table10.11">
          <table:table-cell table:style-name="Table10.A9" office:value-type="string">
            <text:p text:style-name="P58">PRPERIC</text:p>
          </table:table-cell>
          <table:table-cell table:style-name="Table10.A9" office:value-type="string">
            <text:p text:style-name="P12"><text:s/>N</text:p>
          </table:table-cell>
          <table:table-cell table:style-name="Table10.A9" office:value-type="string">
            <text:p text:style-name="P15"><text:s text:c="2"/><text:span text:style-name="T15">1</text:span></text:p>
          </table:table-cell>
          <table:table-cell table:style-name="Table10.A9" office:value-type="string">
            <text:p text:style-name="P58">Dangerous good flag </text:p>
          </table:table-cell>
        </table:table-row>
      </table:table>
      <text:p text:style-name="P32"/>
      <text:p text:style-name="P39">example</text:p>
      <text:p text:style-name="Preformatted_20_Text">81385396 <text:s text:c="9"/>KADUS POMPA PER FLACONE 1 L <text:s text:c="12"/>280070070 0009201001372-0</text:p>
      <text:p text:style-name="Preformatted_20_Text">81385483 <text:s text:c="9"/>SP_balance scalp pump 1L shampoo <text:s text:c="7"/>300080080 0013401001920-0</text:p>
      <text:p text:style-name="Preformatted_20_Text">81385519 <text:s text:c="9"/>WPC POMPA per flacone da 1000 ML <text:s text:c="7"/>270060060 0009301000972-0</text:p>
      <text:p text:style-name="Preformatted_20_Text">81385524 <text:s text:c="9"/>WPC POMPA per vaso da 500 ML <text:s text:c="11"/>180110110 0005801002178-0</text:p>
      <text:p text:style-name="Preformatted_20_Text"/>
      <text:h text:style-name="P49" text:outline-level="4"/>
      <text:h text:style-name="P48" text:outline-level="4"><text:bookmark-start text:name="__RefHeading___Toc3612_2160470098"/>Location data<text:bookmark-end text:name="__RefHeading___Toc3612_2160470098"/></text:h>
      <text:p text:style-name="P28">Filename : mappa.txt</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Field Name</text:p>
          </table:table-cell>
          <table:table-cell table:style-name="Table11.A1" office:value-type="string">
            <text:p text:style-name="P10">Field Type</text:p>
          </table:table-cell>
          <table:table-cell table:style-name="Table11.A1" office:value-type="string">
            <text:p text:style-name="P10">Field Len</text:p>
          </table:table-cell>
          <table:table-cell table:style-name="Table11.A1" office:value-type="string">
            <text:p text:style-name="P10">Description</text:p>
          </table:table-cell>
        </table:table-row>
        <table:table-row table:style-name="Table11.1">
          <table:table-cell table:style-name="Table11.A1" office:value-type="string">
            <text:p text:style-name="P12">UBICAZIONE</text:p>
          </table:table-cell>
          <table:table-cell table:style-name="Table11.A1" office:value-type="string">
            <text:p text:style-name="P12">C</text:p>
          </table:table-cell>
          <table:table-cell table:style-name="Table11.A1" office:value-type="string">
            <text:p text:style-name="P15"><text:s text:c="2"/>7</text:p>
          </table:table-cell>
          <table:table-cell table:style-name="Table11.A1" office:value-type="string">
            <text:p text:style-name="P18">Product location</text:p>
          </table:table-cell>
        </table:table-row>
        <table:table-row table:style-name="Table11.1">
          <table:table-cell table:style-name="Table11.A1" office:value-type="string">
            <text:p text:style-name="P12">CODPROD</text:p>
          </table:table-cell>
          <table:table-cell table:style-name="Table11.A1" office:value-type="string">
            <text:p text:style-name="P12">C</text:p>
          </table:table-cell>
          <table:table-cell table:style-name="Table11.A1" office:value-type="string">
            <text:p text:style-name="P15"><text:s/>18</text:p>
          </table:table-cell>
          <table:table-cell table:style-name="Table11.A1" office:value-type="string">
            <text:p text:style-name="P18">Product code</text:p>
          </table:table-cell>
        </table:table-row>
        <table:table-row table:style-name="Table11.1">
          <table:table-cell table:style-name="Table11.A1" office:value-type="string">
            <text:p text:style-name="P12">CANCELLA</text:p>
          </table:table-cell>
          <table:table-cell table:style-name="Table11.A1" office:value-type="string">
            <text:p text:style-name="P12">C</text:p>
          </table:table-cell>
          <table:table-cell table:style-name="Table11.A1" office:value-type="string">
            <text:p text:style-name="P15"><text:s text:c="2"/>1</text:p>
          </table:table-cell>
          <table:table-cell table:style-name="Table11.A1" office:value-type="string">
            <text:p text:style-name="P18">Deletion Flag – Not used</text:p>
          </table:table-cell>
        </table:table-row>
        <table:table-row table:style-name="Table11.1">
          <table:table-cell table:style-name="Table11.A1" office:value-type="string">
            <text:p text:style-name="P12">LOCAZIONE</text:p>
          </table:table-cell>
          <table:table-cell table:style-name="Table11.A1" office:value-type="string">
            <text:p text:style-name="P12">C</text:p>
          </table:table-cell>
          <table:table-cell table:style-name="Table11.A1" office:value-type="string">
            <text:p text:style-name="P15"><text:s/>10</text:p>
          </table:table-cell>
          <table:table-cell table:style-name="Table11.A1" office:value-type="string">
            <text:p text:style-name="P12">Decod<text:span text:style-name="T12">ed location – Not used</text:span></text:p>
          </table:table-cell>
        </table:table-row>
      </table:table>
      <text:p text:style-name="P32"/>
      <text:p text:style-name="P33">example</text:p>
      <text:p text:style-name="Preformatted_20_Text">104104181136412 <text:s text:c="10"/>0000000000</text:p>
      <text:p text:style-name="Preformatted_20_Text">104206181385519 <text:s text:c="10"/>0000000000</text:p>
      <text:p text:style-name="Preformatted_20_Text">108107181385524 <text:s text:c="10"/>0000000000</text:p>
      <text:p text:style-name="Preformatted_20_Text"/>
      <text:h text:style-name="P47" text:outline-level="4"><text:bookmark-start text:name="__RefHeading___Toc3614_2160470098"/>Dummy order data<text:bookmark-end text:name="__RefHeading___Toc3614_2160470098"/></text:h>
      <text:p text:style-name="P28">Filename : ordini_bertello.txt</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Field Name</text:p>
          </table:table-cell>
          <table:table-cell table:style-name="Table12.A1" office:value-type="string">
            <text:p text:style-name="P10">Field Type</text:p>
          </table:table-cell>
          <table:table-cell table:style-name="Table12.A1" office:value-type="string">
            <text:p text:style-name="P10">Field Len</text:p>
          </table:table-cell>
          <table:table-cell table:style-name="Table12.A1" office:value-type="string">
            <text:p text:style-name="P10">Description</text:p>
          </table:table-cell>
        </table:table-row>
        <table:table-row table:style-name="Table12.1">
          <table:table-cell table:style-name="Table12.A1" office:value-type="string">
            <text:p text:style-name="P12">ORDPROG</text:p>
          </table:table-cell>
          <table:table-cell table:style-name="Table12.A1" office:value-type="string">
            <text:p text:style-name="P12"><text:s/>C</text:p>
          </table:table-cell>
          <table:table-cell table:style-name="Table12.A1" office:value-type="string">
            <text:p text:style-name="P15"><text:s/>10</text:p>
          </table:table-cell>
          <table:table-cell table:style-name="Table12.A1" office:value-type="string">
            <text:p text:style-name="P18">Order Number</text:p>
          </table:table-cell>
        </table:table-row>
        <table:table-row table:style-name="Table12.1">
          <table:table-cell table:style-name="Table12.A1" office:value-type="string">
            <text:p text:style-name="P12">OPNMCLL</text:p>
          </table:table-cell>
          <table:table-cell table:style-name="Table12.A1" office:value-type="string">
            <text:p text:style-name="P12"><text:s/>N</text:p>
          </table:table-cell>
          <table:table-cell table:style-name="Table12.A1" office:value-type="string">
            <text:p text:style-name="P15"><text:s text:c="2"/>6</text:p>
          </table:table-cell>
          <table:table-cell table:style-name="Table12.A1" office:value-type="string">
            <text:p text:style-name="P18">Number of Boxes </text:p>
          </table:table-cell>
        </table:table-row>
        <table:table-row table:style-name="Table12.1">
          <table:table-cell table:style-name="Table12.A1" office:value-type="string">
            <text:p text:style-name="P12">RONMRGH</text:p>
          </table:table-cell>
          <table:table-cell table:style-name="Table12.A1" office:value-type="string">
            <text:p text:style-name="P12"><text:s/>N</text:p>
          </table:table-cell>
          <table:table-cell table:style-name="Table12.A1" office:value-type="string">
            <text:p text:style-name="P15"><text:s text:c="2"/>6</text:p>
          </table:table-cell>
          <table:table-cell table:style-name="Table12.A1" office:value-type="string">
            <text:p text:style-name="P14"><text:span text:style-name="T12">Number of </text:span>R<text:span text:style-name="T12">ows</text:span></text:p>
          </table:table-cell>
        </table:table-row>
        <table:table-row table:style-name="Table12.1">
          <table:table-cell table:style-name="Table12.A1" office:value-type="string">
            <text:p text:style-name="P12">RONMCPE</text:p>
          </table:table-cell>
          <table:table-cell table:style-name="Table12.A1" office:value-type="string">
            <text:p text:style-name="P12"><text:s/>N</text:p>
          </table:table-cell>
          <table:table-cell table:style-name="Table12.A1" office:value-type="string">
            <text:p text:style-name="P15"><text:s text:c="2"/>6</text:p>
          </table:table-cell>
          <table:table-cell table:style-name="Table12.A1" office:value-type="string">
            <text:p text:style-name="P18">Number of Items</text:p>
          </table:table-cell>
        </table:table-row>
        <table:table-row table:style-name="Table12.1">
          <table:table-cell table:style-name="Table12.A1" office:value-type="string">
            <text:p text:style-name="P12"><text:span text:style-name="T15">RO</text:span>PSPRE</text:p>
          </table:table-cell>
          <table:table-cell table:style-name="Table12.A1" office:value-type="string">
            <text:p text:style-name="P12"><text:s/>N</text:p>
          </table:table-cell>
          <table:table-cell table:style-name="Table12.A1" office:value-type="string">
            <text:p text:style-name="P15"><text:s text:c="2"/>6</text:p>
          </table:table-cell>
          <table:table-cell table:style-name="Table12.A1" office:value-type="string">
            <text:p text:style-name="P18">Calculated Weight</text:p>
          </table:table-cell>
        </table:table-row>
      </table:table>
      <text:p text:style-name="P32"/>
      <text:p text:style-name="P33">example</text:p>
      <text:p text:style-name="Preformatted_20_Text">30157509500000010000080000660078002000056261</text:p>
      <text:h text:style-name="P47" text:outline-level="4"><text:bookmark-start text:name="__RefHeading___Toc3616_2160470098"/>Dummy order packages data<text:bookmark-end text:name="__RefHeading___Toc3616_2160470098"/></text:h>
      <text:p text:style-name="P28">Filename : colli_bertello.txt</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Field Name</text:p>
          </table:table-cell>
          <table:table-cell table:style-name="Table13.A1" office:value-type="string">
            <text:p text:style-name="P10">Field Type</text:p>
          </table:table-cell>
          <table:table-cell table:style-name="Table13.A1" office:value-type="string">
            <text:p text:style-name="P10">Field Len</text:p>
          </table:table-cell>
          <table:table-cell table:style-name="Table13.A1" office:value-type="string">
            <text:p text:style-name="P10">Description</text:p>
          </table:table-cell>
        </table:table-row>
        <table:table-row table:style-name="Table13.1">
          <table:table-cell table:style-name="Table13.A1" office:value-type="string">
            <text:p text:style-name="P12">ORDPROG</text:p>
          </table:table-cell>
          <table:table-cell table:style-name="Table13.A1" office:value-type="string">
            <text:p text:style-name="P12"><text:s/>C</text:p>
          </table:table-cell>
          <table:table-cell table:style-name="Table13.A1" office:value-type="string">
            <text:p text:style-name="P15"><text:s/>10</text:p>
          </table:table-cell>
          <table:table-cell table:style-name="Table13.A1" office:value-type="string">
            <text:p text:style-name="P18">Order Number</text:p>
          </table:table-cell>
        </table:table-row>
        <table:table-row table:style-name="Table13.1">
          <table:table-cell table:style-name="Table13.A1" office:value-type="string">
            <text:p text:style-name="P12">CPNMCOL</text:p>
          </table:table-cell>
          <table:table-cell table:style-name="Table13.A1" office:value-type="string">
            <text:p text:style-name="P12"><text:s/>N</text:p>
          </table:table-cell>
          <table:table-cell table:style-name="Table13.A1" office:value-type="string">
            <text:p text:style-name="P15"><text:s text:c="2"/>6</text:p>
          </table:table-cell>
          <table:table-cell table:style-name="Table13.A1" office:value-type="string">
            <text:p text:style-name="P18">Box Number</text:p>
          </table:table-cell>
        </table:table-row>
        <table:table-row table:style-name="Table13.1">
          <table:table-cell table:style-name="Table13.A1" office:value-type="string">
            <text:p text:style-name="P12">CPNMRGH</text:p>
          </table:table-cell>
          <table:table-cell table:style-name="Table13.A1" office:value-type="string">
            <text:p text:style-name="P12"><text:s/>N</text:p>
          </table:table-cell>
          <table:table-cell table:style-name="Table13.A1" office:value-type="string">
            <text:p text:style-name="P15"><text:s text:c="2"/>6</text:p>
          </table:table-cell>
          <table:table-cell table:style-name="Table13.A1" office:value-type="string">
            <text:p text:style-name="P14"><text:span text:style-name="T12">Number of </text:span>R<text:span text:style-name="T12">ows</text:span></text:p>
          </table:table-cell>
        </table:table-row>
        <table:table-row table:style-name="Table13.1">
          <table:table-cell table:style-name="Table13.A1" office:value-type="string">
            <text:p text:style-name="P12">CPNMCPE</text:p>
          </table:table-cell>
          <table:table-cell table:style-name="Table13.A1" office:value-type="string">
            <text:p text:style-name="P12"><text:s/>N</text:p>
          </table:table-cell>
          <table:table-cell table:style-name="Table13.A1" office:value-type="string">
            <text:p text:style-name="P15"><text:s text:c="2"/>6</text:p>
          </table:table-cell>
          <table:table-cell table:style-name="Table13.A1" office:value-type="string">
            <text:p text:style-name="P18">Number of Items</text:p>
          </table:table-cell>
        </table:table-row>
        <table:table-row table:style-name="Table13.1">
          <table:table-cell table:style-name="Table13.A1" office:value-type="string">
            <text:p text:style-name="P12">CPPSPRE</text:p>
          </table:table-cell>
          <table:table-cell table:style-name="Table13.A1" office:value-type="string">
            <text:p text:style-name="P12"><text:s/>N</text:p>
          </table:table-cell>
          <table:table-cell table:style-name="Table13.A1" office:value-type="string">
            <text:p text:style-name="P15"><text:s text:c="2"/>6</text:p>
          </table:table-cell>
          <table:table-cell table:style-name="Table13.A1" office:value-type="string">
            <text:p text:style-name="P18">Calculated Weight</text:p>
          </table:table-cell>
        </table:table-row>
        <table:table-row table:style-name="Table13.1">
          <table:table-cell table:style-name="Table13.A1" office:value-type="string">
            <text:p text:style-name="P12">CPTPFOR</text:p>
          </table:table-cell>
          <table:table-cell table:style-name="Table13.A1" office:value-type="string">
            <text:p text:style-name="P12"><text:s/>C</text:p>
          </table:table-cell>
          <table:table-cell table:style-name="Table13.A1" office:value-type="string">
            <text:p text:style-name="P15"><text:s/>18</text:p>
          </table:table-cell>
          <table:table-cell table:style-name="Table13.A1" office:value-type="string">
            <text:p text:style-name="P18">Box type (H0001-H0002-H0003)</text:p>
          </table:table-cell>
        </table:table-row>
      </table:table>
      <text:p text:style-name="P32"/>
      <text:p text:style-name="P33">example</text:p>
      <text:p text:style-name="Preformatted_20_Text">3015750950000001000008000066007800</text:p>
      <text:h text:style-name="P50" text:outline-level="4"/>
      <text:h text:style-name="P46" text:outline-level="4"><text:bookmark-start text:name="__RefHeading___Toc3618_2160470098"/>Dummy order items data<text:bookmark-end text:name="__RefHeading___Toc3618_2160470098"/></text:h>
      <text:p text:style-name="P28">Filename : <text:span text:style-name="T10">righe</text:span>_bertello.tx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Field Name</text:p>
          </table:table-cell>
          <table:table-cell table:style-name="Table14.A1" office:value-type="string">
            <text:p text:style-name="P10">Field Type</text:p>
          </table:table-cell>
          <table:table-cell table:style-name="Table14.A1" office:value-type="string">
            <text:p text:style-name="P10">Field Len</text:p>
          </table:table-cell>
          <table:table-cell table:style-name="Table14.A1" office:value-type="string">
            <text:p text:style-name="P10">Description</text:p>
          </table:table-cell>
        </table:table-row>
        <table:table-row table:style-name="Table14.1">
          <table:table-cell table:style-name="Table14.A1" office:value-type="string">
            <text:p text:style-name="P12">ORDPROG</text:p>
          </table:table-cell>
          <table:table-cell table:style-name="Table14.A1" office:value-type="string">
            <text:p text:style-name="P12">C</text:p>
          </table:table-cell>
          <table:table-cell table:style-name="Table14.A1" office:value-type="string">
            <text:p text:style-name="P15"><text:s/>10</text:p>
          </table:table-cell>
          <table:table-cell table:style-name="Table14.A1" office:value-type="string">
            <text:p text:style-name="P18">Order Number</text:p>
          </table:table-cell>
        </table:table-row>
        <table:table-row table:style-name="Table14.1">
          <table:table-cell table:style-name="Table14.A1" office:value-type="string">
            <text:p text:style-name="P12">RPNMCOL</text:p>
          </table:table-cell>
          <table:table-cell table:style-name="Table14.A1" office:value-type="string">
            <text:p text:style-name="P12">N</text:p>
          </table:table-cell>
          <table:table-cell table:style-name="Table14.A1" office:value-type="string">
            <text:p text:style-name="P15"><text:s text:c="2"/>6</text:p>
          </table:table-cell>
          <table:table-cell table:style-name="Table14.A1" office:value-type="string">
            <text:p text:style-name="P18">Box Number</text:p>
          </table:table-cell>
        </table:table-row>
        <table:table-row table:style-name="Table14.1">
          <table:table-cell table:style-name="Table14.A1" office:value-type="string">
            <text:p text:style-name="P12">RPCDPRO</text:p>
          </table:table-cell>
          <table:table-cell table:style-name="Table14.A1" office:value-type="string">
            <text:p text:style-name="P12">C</text:p>
          </table:table-cell>
          <table:table-cell table:style-name="Table14.A1" office:value-type="string">
            <text:p text:style-name="P15"><text:s/>18</text:p>
          </table:table-cell>
          <table:table-cell table:style-name="Table14.A1" office:value-type="string">
            <text:p text:style-name="P18">Product Code</text:p>
          </table:table-cell>
        </table:table-row>
        <table:table-row table:style-name="Table14.1">
          <table:table-cell table:style-name="Table14.A1" office:value-type="string">
            <text:p text:style-name="P12">RPCDEAN</text:p>
          </table:table-cell>
          <table:table-cell table:style-name="Table14.A1" office:value-type="string">
            <text:p text:style-name="P12">C</text:p>
          </table:table-cell>
          <table:table-cell table:style-name="Table14.A1" office:value-type="string">
            <text:p text:style-name="P15"><text:s/>13</text:p>
          </table:table-cell>
          <table:table-cell table:style-name="Table14.A1" office:value-type="string">
            <text:p text:style-name="P14">EAN <text:span text:style-name="T12">Product Code</text:span></text:p>
          </table:table-cell>
        </table:table-row>
        <table:table-row table:style-name="Table14.1">
          <table:table-cell table:style-name="Table14.A1" office:value-type="string">
            <text:p text:style-name="P12">RPNMCPE</text:p>
          </table:table-cell>
          <table:table-cell table:style-name="Table14.A1" office:value-type="string">
            <text:p text:style-name="P12">N</text:p>
          </table:table-cell>
          <table:table-cell table:style-name="Table14.A1" office:value-type="string">
            <text:p text:style-name="P15"><text:s text:c="2"/>6</text:p>
          </table:table-cell>
          <table:table-cell table:style-name="Table14.A1" office:value-type="string">
            <text:p text:style-name="P18">Number of items</text:p>
          </table:table-cell>
        </table:table-row>
        <table:table-row table:style-name="Table14.1">
          <table:table-cell table:style-name="Table14.A1" office:value-type="string">
            <text:p text:style-name="P12">RPPESGR</text:p>
          </table:table-cell>
          <table:table-cell table:style-name="Table14.A1" office:value-type="string">
            <text:p text:style-name="P12">N</text:p>
          </table:table-cell>
          <table:table-cell table:style-name="Table14.A1" office:value-type="string">
            <text:p text:style-name="P15"><text:s text:c="2"/>6</text:p>
          </table:table-cell>
          <table:table-cell table:style-name="Table14.A1" office:value-type="string">
            <text:p text:style-name="P18">Weight of the row</text:p>
          </table:table-cell>
        </table:table-row>
      </table:table>
      <text:p text:style-name="P32"/>
      <text:p text:style-name="P33">example</text:p>
      <text:p text:style-name="Preformatted_20_Text">3015750950000001000000022001014002007800000006000390</text:p>
      <text:p text:style-name="Preformatted_20_Text">3015750950000001000000022001014047007800000006000390</text:p>
      <text:p text:style-name="Preformatted_20_Text">3015750950000001000000022001014082007800000006000390</text:p>
      <text:p text:style-name="Preformatted_20_Text">3015750950000001000000022001014087007800000024001560</text:p>
      <text:p text:style-name="Preformatted_20_Text">3015750950000001000000022001014109007800000006000390</text:p>
      <text:p text:style-name="Preformatted_20_Text">3015750950000001000000022001014124007800000006003900</text:p>
      <text:p text:style-name="Preformatted_20_Text">3015750950000001000000022001014166007800000006000390</text:p>
      <text:p text:style-name="Preformatted_20_Text">3015750950000001000000022002387011007800000006000390</text:p>
      <text:h text:style-name="P51" text:outline-level="4"><text:bookmark-start text:name="__RefHeading___Toc3618_21604700981"/>Data return - orders<text:bookmark-end text:name="__RefHeading___Toc3618_21604700981"/></text:h>
      <text:p text:style-name="P29">Filename : <text:span text:style-name="T9">ordcni</text:span>.txt</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1">Field Name</text:p>
          </table:table-cell>
          <table:table-cell table:style-name="Tabella1.A1" office:value-type="string">
            <text:p text:style-name="P11">Field Type</text:p>
          </table:table-cell>
          <table:table-cell table:style-name="Tabella1.A1" office:value-type="string">
            <text:p text:style-name="P11">Field Len</text:p>
          </table:table-cell>
          <table:table-cell table:style-name="Tabella1.A1" office:value-type="string">
            <text:p text:style-name="P11">Description</text:p>
          </table:table-cell>
        </table:table-row>
        <table:table-row table:style-name="Tabella1.1">
          <table:table-cell table:style-name="Tabella1.A1" office:value-type="string">
            <text:p text:style-name="P13">ORDPROG</text:p>
          </table:table-cell>
          <table:table-cell table:style-name="Tabella1.A1" office:value-type="string">
            <text:p text:style-name="P13">C</text:p>
          </table:table-cell>
          <table:table-cell table:style-name="Tabella1.A1" office:value-type="string">
            <text:p text:style-name="P16"><text:s/>10</text:p>
          </table:table-cell>
          <table:table-cell table:style-name="Tabella1.A1" office:value-type="string">
            <text:p text:style-name="P18">Order Number</text:p>
          </table:table-cell>
        </table:table-row>
        <table:table-row table:style-name="Tabella1.1">
          <table:table-cell table:style-name="Tabella1.A1" office:value-type="string">
            <text:p text:style-name="P13">R<text:span text:style-name="T9">O</text:span>NMCOL</text:p>
          </table:table-cell>
          <table:table-cell table:style-name="Tabella1.A1" office:value-type="string">
            <text:p text:style-name="P13">N</text:p>
          </table:table-cell>
          <table:table-cell table:style-name="Tabella1.A1" office:value-type="string">
            <text:p text:style-name="P16"><text:s text:c="2"/><text:span text:style-name="T9">3</text:span></text:p>
          </table:table-cell>
          <table:table-cell table:style-name="Tabella1.A1" office:value-type="string">
            <text:p text:style-name="P18">Number of Boxes </text:p>
          </table:table-cell>
        </table:table-row>
        <table:table-row table:style-name="Tabella1.1">
          <table:table-cell table:style-name="Tabella1.A1" office:value-type="string">
            <text:p text:style-name="P13">R<text:span text:style-name="T9">OPSREA</text:span></text:p>
          </table:table-cell>
          <table:table-cell table:style-name="Tabella1.A1" office:value-type="string">
            <text:p text:style-name="P17">N</text:p>
          </table:table-cell>
          <table:table-cell table:style-name="Tabella1.A1" office:value-type="string">
            <text:p text:style-name="P16"><text:s/><text:span text:style-name="T9">6</text:span></text:p>
          </table:table-cell>
          <table:table-cell table:style-name="Tabella1.A1" office:value-type="string">
            <text:p text:style-name="P18">Total Weight gr</text:p>
          </table:table-cell>
        </table:table-row>
        <table:table-row table:style-name="Tabella1.1">
          <table:table-cell table:style-name="Tabella1.A1" office:value-type="string">
            <text:p text:style-name="P13">R<text:span text:style-name="T9">ONELAB</text:span></text:p>
          </table:table-cell>
          <table:table-cell table:style-name="Tabella1.A1" office:value-type="string">
            <text:p text:style-name="P17">N</text:p>
          </table:table-cell>
          <table:table-cell table:style-name="Tabella1.A1" office:value-type="string">
            <text:p text:style-name="P16"><text:s/>1<text:span text:style-name="T9">0</text:span></text:p>
          </table:table-cell>
          <table:table-cell table:style-name="Tabella1.A1" office:value-type="string">
            <text:p text:style-name="P18">Elaboration Number</text:p>
          </table:table-cell>
        </table:table-row>
      </table:table>
      <text:p text:style-name="Standard"/>
      <text:p text:style-name="Text_20_body">example</text:p>
      <text:p text:style-name="Preformatted_20_Text">3016392628 <text:s/>4 393382000056640</text:p>
      <text:p text:style-name="Preformatted_20_Text">3016393284 <text:s/>1 <text:s/>15232000056640</text:p>
      <text:h text:style-name="P51" text:outline-level="4"><text:bookmark-start text:name="__RefHeading___Toc3618_216047009811"/>Data return - packages<text:bookmark-end text:name="__RefHeading___Toc3618_216047009811"/></text:h>
      <text:p text:style-name="P29">Filename : <text:span text:style-name="T9">col_cni</text:span>.txt</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1">Field Name</text:p>
          </table:table-cell>
          <table:table-cell table:style-name="Tabella2.A1" office:value-type="string">
            <text:p text:style-name="P11">Field Type</text:p>
          </table:table-cell>
          <table:table-cell table:style-name="Tabella2.A1" office:value-type="string">
            <text:p text:style-name="P11">Field Len</text:p>
          </table:table-cell>
          <table:table-cell table:style-name="Tabella2.A1" office:value-type="string">
            <text:p text:style-name="P11">Description</text:p>
          </table:table-cell>
        </table:table-row>
        <table:table-row table:style-name="Tabella2.1">
          <table:table-cell table:style-name="Tabella2.A1" office:value-type="string">
            <text:p text:style-name="P13">ORDPROG</text:p>
          </table:table-cell>
          <table:table-cell table:style-name="Tabella2.A1" office:value-type="string">
            <text:p text:style-name="P13">C</text:p>
          </table:table-cell>
          <table:table-cell table:style-name="Tabella2.A1" office:value-type="string">
            <text:p text:style-name="P16"><text:s/>10</text:p>
          </table:table-cell>
          <table:table-cell table:style-name="Tabella2.A1" office:value-type="string">
            <text:p text:style-name="P18">Order Number</text:p>
          </table:table-cell>
        </table:table-row>
        <table:table-row table:style-name="Tabella2.1">
          <table:table-cell table:style-name="Tabella2.A1" office:value-type="string">
            <text:p text:style-name="P17">CPTPFOR</text:p>
          </table:table-cell>
          <table:table-cell table:style-name="Tabella2.A1" office:value-type="string">
            <text:p text:style-name="P17">C</text:p>
          </table:table-cell>
          <table:table-cell table:style-name="Tabella2.A1" office:value-type="string">
            <text:p text:style-name="P16"><text:s text:c="2"/><text:span text:style-name="T9">18</text:span></text:p>
          </table:table-cell>
          <table:table-cell table:style-name="Tabella2.A1" office:value-type="string">
            <text:p text:style-name="P57">Box type (H0001-H0002-H0003)</text:p>
          </table:table-cell>
        </table:table-row>
        <table:table-row table:style-name="Tabella2.1">
          <table:table-cell table:style-name="Tabella2.A1" office:value-type="string">
            <text:p text:style-name="P17">CPPRGCL</text:p>
          </table:table-cell>
          <table:table-cell table:style-name="Tabella2.A1" office:value-type="string">
            <text:p text:style-name="P17">N</text:p>
          </table:table-cell>
          <table:table-cell table:style-name="Tabella2.A1" office:value-type="string">
            <text:p text:style-name="P16"><text:s/><text:span text:style-name="T9">7</text:span></text:p>
          </table:table-cell>
          <table:table-cell table:style-name="Tabella2.A1" office:value-type="string">
            <text:p text:style-name="P58">Pack code</text:p>
          </table:table-cell>
        </table:table-row>
      </table:table>
      <text:p text:style-name="P34"><text:span text:style-name="T8"/></text:p>
      <text:p text:style-name="Text_20_body">example</text:p>
      <text:p text:style-name="Preformatted_20_Text">3016392628H0003 <text:s text:c="12"/>1131235</text:p>
      <text:p text:style-name="Preformatted_20_Text">3016392628H0003 <text:s text:c="12"/>1131236</text:p>
      <text:p text:style-name="Preformatted_20_Text">3016392628H0003 <text:s text:c="12"/>1131237</text:p>
      <text:p text:style-name="Preformatted_20_Text">3016392628H0003 <text:s text:c="12"/>1131238</text:p>
      <text:p text:style-name="Preformatted_20_Text">3016393284H0002 <text:s text:c="12"/>1131239</text:p>
      <text:h text:style-name="P42" text:outline-level="1"><text:bookmark-start text:name="__RefHeading___Toc3602_2160470098 Copy 1"/>File transfer <text:bookmark-end text:name="__RefHeading___Toc3602_2160470098 Copy 1"/></text:h>
      <text:p text:style-name="P35">Data files are located in a specific path in the PBL machine</text:p>
      <text:p text:style-name="P35">This path is accessible via SMB protocol (samba) <text:span text:style-name="T13">and FTP.</text:span></text:p>
      <text:p text:style-name="P35">In the main folder (root) are located all the files described above.</text:p>
      <text:p text:style-name="Standard">In the (root)/pdf are <text:span text:style-name="T3">lo</text:span><text:span text:style-name="T13">c</text:span><text:span text:style-name="T3">ated the pdf documents related to the order to be processed.</text:span></text:p>
      <text:p text:style-name="P35">The PDF documents filenames are 15 chars long and start with a letter defining the document type:</text:p>
      <text:p text:style-name="P35"/>
      <table:table table:name="Table1" table:style-name="Table1">
        <table:table-column table:style-name="Table1.A"/>
        <table:table-column table:style-name="Table1.B"/>
        <table:table-row>
          <table:table-cell table:style-name="Table1.A1" office:value-type="string">
            <text:p text:style-name="P35">F</text:p>
          </table:table-cell>
          <table:table-cell table:style-name="Table1.B1" office:value-type="string">
            <text:p text:style-name="P35">Fattura (Invoice)</text:p>
          </table:table-cell>
        </table:table-row>
        <table:table-row>
          <table:table-cell table:style-name="Table1.A2" office:value-type="string">
            <text:p text:style-name="P35">D</text:p>
          </table:table-cell>
          <table:table-cell table:style-name="Table1.B2" office:value-type="string">
            <text:p text:style-name="P35">DDT (transport document)</text:p>
          </table:table-cell>
        </table:table-row>
        <table:table-row>
          <table:table-cell table:style-name="Table1.A2" office:value-type="string">
            <text:p text:style-name="P35">N</text:p>
          </table:table-cell>
          <table:table-cell table:style-name="Table1.B2" office:value-type="string">
            <text:p text:style-name="P35">No document</text:p>
          </table:table-cell>
        </table:table-row>
      </table:table>
      <text:p text:style-name="P35"/>
      <text:p text:style-name="P35">Followed by 10 chars related to the order ID.</text:p>
      <text:p text:style-name="P35"/>
      <text:p text:style-name="P35">Example of pdf document <text:span text:style-name="T14">filename </text:span>related to order ID 0123456789</text:p>
      <text:p text:style-name="P36">F0123456789.pdf</text:p>
      <text:p text:style-name="P36"/>
      <text:p text:style-name="P37">FTP access data:</text:p>
      <text:p text:style-name="P38"><text:span text:style-name="T14">IP: </text:span><text:span text:style-name="T1">172.28.194.11</text:span></text:p>
      <text:p text:style-name="P37">user: <text:span text:style-name="T1">picking </text:span></text:p>
      <text:p text:style-name="P37">password: <text:span text:style-name="T1">picking</text:span></text:p>
      <text:p text:style-name="P61">main folder: <text:span text:style-name="T1">/u/prj/wella/export_sap</text:span></text:p>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Biolinum G" svg:font-family="'Linux Biolinum G'"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text-align="start" style:justify-single-word="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139in" fo:margin-bottom="0.0835in" style:contextual-spacing="false" fo:keep-with-next="always"/>
      <style:text-properties style:font-name="Liberation Sans"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Standard" style:next-style-name="Standard" style:default-outline-level="3" style:class="text">
      <style:paragraph-properties fo:margin-top="0.1945in" fo:margin-bottom="0.0555in"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class="text">
      <style:paragraph-properties fo:margin-top="0.1665in" fo:margin-bottom="0.028in" style: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true" fo:keep-together="always" fo:keep-with-next="always"/>
      <style:text-properties fo:font-size="11pt" fo:font-weight="bold" style:font-size-asian="11pt" style:font-weight-asian="bold"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8pt" style:font-name-asian="NSimSun" style:font-family-asian="NSimSun" style:font-family-generic-asian="modern" style:font-pitch-asian="fixed" style:font-size-asian="8pt" style:font-name-complex="Liberation Mono" style:font-family-complex="'Liberation Mono'" style:font-family-generic-complex="modern" style:font-pitch-complex="fixed" style:font-size-complex="8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7903in" fo:margin-left="-0.075in" fo:margin-top="0.0785in" fo:margin-bottom="0in" table:align="left" style:writing-mode="lr-tb"/>
    </style:style>
    <style:style style:name="Table3.A" style:family="table-column">
      <style:table-column-properties style:column-width="2.2403in"/>
    </style:style>
    <style:style style:name="Table3.B" style:family="table-column">
      <style:table-column-properties style:column-width="4.55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05pt solid #000000" fo:border-bottom="0.05pt solid #000000" style:writing-mode="lr-tb"/>
    </style:style>
    <style:style style:name="Table3.B2"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MP1" style:family="paragraph" style:parent-style-name="Header">
      <style:text-properties officeooo:paragraph-rsid="0011072d"/>
    </style:style>
    <style:style style:name="MP2" style:family="paragraph" style:parent-style-name="Header">
      <style:paragraph-properties fo:margin-top="0in" fo:margin-bottom="0in" style:contextual-spacing="false" fo:text-align="start" style:justify-single-word="false" fo:orphans="2" fo:widows="2"/>
      <style:text-properties fo:color="#000000" loext:opacity="100%" style:font-name="Liberation Serif"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MP3" style:family="paragraph" style:parent-style-name="Header">
      <style:paragraph-properties fo:margin-top="0in" fo:margin-bottom="0in" style:contextual-spacing="false" fo:text-align="start" style:justify-single-word="false" fo:orphans="2" fo:widows="2"/>
      <style:text-properties fo:color="#000000" loext:opacity="100%" style:font-name="Liberation Serif" fo:font-size="12pt" fo:font-weight="bold" officeooo:rsid="0011072d" officeooo:paragraph-rsid="0011072d" style:letter-kerning="false" style:font-name-asian="Liberation Serif1" style:font-size-asian="12pt" style:language-asian="it" style:country-asian="IT" style:font-weight-asian="bold" style:font-name-complex="Liberation Serif1" style:font-size-complex="12pt" style:language-complex="ar" style:country-complex="SA" style:font-weight-complex="bold"/>
    </style:style>
    <style:style style:name="MP4" style:family="paragraph" style:parent-style-name="Header">
      <style:paragraph-properties fo:margin-top="0in" fo:margin-bottom="0in" style:contextual-spacing="false" fo:line-height="100%" fo:text-align="start" style:justify-single-word="false" fo:orphans="2" fo:widows="2"/>
      <style:text-properties fo:color="#000000" loext:opacity="100%" style:font-name="Liberation Serif" fo:font-size="12pt" officeooo:paragraph-rsid="0011072d" style:letter-kerning="false" style:font-name-asian="Liberation Serif1" style:font-size-asian="12pt" style:language-asian="it" style:country-asian="IT" style:font-name-complex="Liberation Serif1" style:font-size-complex="12pt" style:language-complex="ar" style:country-complex="SA"/>
    </style:style>
    <style:style style:name="MP5" style:family="paragraph" style:parent-style-name="Standard">
      <style:text-properties fo:font-size="6pt" officeooo:paragraph-rsid="0011072d" style:font-size-asian="5.25pt" style:font-size-complex="6pt"/>
    </style:style>
    <style:style style:name="MT1" style:family="text">
      <style:text-properties fo:font-weight="bold" style:font-weight-asian="bold" style:font-weight-complex="bold"/>
    </style:style>
    <style:style style:name="MT2" style:family="text">
      <style:text-properties officeooo:rsid="001e265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row table:style-name="Table3.1">
            <table:table-cell table:style-name="Table3.A1" table:number-rows-spanned="2" office:value-type="string">
              <text:p text:style-name="MP2"><text:span text:style-name="MT1">AeL</text:span> Automation and Logistics</text:p>
            </table:table-cell>
            <table:table-cell table:style-name="Table3.A1" office:value-type="string">
              <text:p text:style-name="MP3">Easy picking - System information</text:p>
            </table:table-cell>
          </table:table-row>
          <table:table-row table:style-name="Table3.1">
            <table:covered-table-cell table:style-name="Table3.A1"/>
            <table:table-cell table:style-name="Table3.B2" office:value-type="string">
              <text:p text:style-name="MP4">Rev. 1.<text:span text:style-name="MT2">2</text:span> <text:s/>Date Rev. <text:date style:data-style-name="N36" text:date-value="2023-12-27T17:26:55.590273449">27/12/2023</text:date></text:p>
            </table:table-cell>
          </table:table-row>
        </table:table>
        <text:p text:style-name="MP5"/>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8:31:57.519000000</meta:creation-date>
    <dc:date>2023-12-27T17:26:29.824762594</dc:date>
    <meta:editing-duration>PT9H53M56S</meta:editing-duration>
    <meta:editing-cycles>12</meta:editing-cycles>
    <meta:generator>LibreOffice/7.6.4.1$Linux_X86_64 LibreOffice_project/60$Build-1</meta:generator>
    <meta:print-date>2023-11-08T18:52:16.530224005</meta:print-date>
    <meta:printed-by>PDF files</meta:printed-by>
    <meta:document-statistic meta:table-count="13" meta:image-count="0" meta:object-count="0" meta:page-count="9" meta:paragraph-count="502" meta:word-count="1774" meta:character-count="11562" meta:non-whitespace-character-count="9647"/>
  </office:meta>
</office:document-meta>
</file>